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4.297cm" fo:margin-left="0.011cm" table:align="left"/>
    </style:style>
    <style:style style:name="Таблица2.A" style:family="table-column">
      <style:table-column-properties style:column-width="4.297cm"/>
    </style:style>
    <style:style style:name="Таблица2.A1" style:family="table-cell">
      <style:table-cell-properties fo:padding="0.097cm" fo:border="0.05pt solid #000000"/>
    </style:style>
    <style:style style:name="Таблица3" style:family="table">
      <style:table-properties style:width="17.59cm" table:align="margins" style:writing-mode="lr-tb"/>
    </style:style>
    <style:style style:name="Таблица3.A" style:family="table-column">
      <style:table-column-properties style:column-width="17.59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1" style:family="table">
      <style:table-properties style:width="17.59cm" table:align="margins" style:writing-mode="lr-tb"/>
    </style:style>
    <style:style style:name="Таблица1.A" style:family="table-column">
      <style:table-column-properties style:column-width="17.59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4" style:family="table">
      <style:table-properties style:width="17.59cm" table:align="margins" style:writing-mode="lr-tb"/>
    </style:style>
    <style:style style:name="Таблица4.A" style:family="table-column">
      <style:table-column-properties style:column-width="17.59cm" style:rel-column-width="65535*"/>
    </style:style>
    <style:style style:name="Таблица4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Times New Roman" officeooo:paragraph-rsid="001f8786"/>
    </style:style>
    <style:style style:name="P2" style:family="paragraph" style:parent-style-name="Standard">
      <style:text-properties style:font-name="Times New Roman" officeooo:rsid="001f8786" officeooo:paragraph-rsid="0017a5c9"/>
    </style:style>
    <style:style style:name="P3" style:family="paragraph" style:parent-style-name="Standard">
      <style:text-properties style:font-name="Times New Roman" officeooo:rsid="001f8786" officeooo:paragraph-rsid="002778ac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style:text-underline-style="none" officeooo:paragraph-rsid="000d472f" style:font-size-asian="14pt" style:font-size-complex="14pt"/>
    </style:style>
    <style:style style:name="P5" style:family="paragraph" style:parent-style-name="Standard">
      <style:text-properties fo:color="#000000" style:font-name="Consolas" fo:font-size="9.5pt" fo:background-color="#ffffff" style:font-size-asian="9.5pt"/>
    </style:style>
    <style:style style:name="P6" style:family="paragraph" style:parent-style-name="Standard">
      <style:paragraph-properties fo:text-align="start" style:justify-single-word="false"/>
      <style:text-properties fo:color="#000000" style:font-name="Consolas" fo:font-size="9.5pt" officeooo:paragraph-rsid="0017a5c9" fo:background-color="#ffffff" style:font-size-asian="9.5pt"/>
    </style:style>
    <style:style style:name="P7" style:family="paragraph" style:parent-style-name="Standard">
      <style:paragraph-properties fo:text-align="start" style:justify-single-word="false"/>
      <style:text-properties fo:color="#000000" style:font-name="Consolas" fo:font-size="9.5pt" officeooo:paragraph-rsid="002778ac" fo:background-color="#ffffff" style:font-size-asian="9.5pt"/>
    </style:style>
    <style:style style:name="P8" style:family="paragraph" style:parent-style-name="Standard">
      <style:paragraph-properties fo:text-align="start" style:justify-single-word="false"/>
      <style:text-properties fo:color="#000000" style:font-name="Consolas" fo:font-size="9.5pt" fo:language="ru" fo:country="RU" officeooo:rsid="0014885a" officeooo:paragraph-rsid="001f8786" fo:background-color="#ffffff" style:font-size-asian="9.5pt"/>
    </style:style>
    <style:style style:name="P9" style:family="paragraph" style:parent-style-name="Standard">
      <style:paragraph-properties fo:text-align="justify" style:justify-single-word="false"/>
      <style:text-properties fo:font-size="14pt" fo:language="ru" fo:country="RU" officeooo:rsid="002778ac" officeooo:paragraph-rsid="002778ac" style:font-size-asian="14pt" style:font-size-complex="14pt"/>
    </style:style>
    <style:style style:name="P10" style:family="paragraph" style:parent-style-name="Standard">
      <style:text-properties fo:color="#a31515" style:font-name="Consolas" fo:font-size="9.5pt" fo:background-color="#ffffff" style:font-size-asian="9.5pt"/>
    </style:style>
    <style:style style:name="P11" style:family="paragraph" style:parent-style-name="Standard">
      <style:paragraph-properties fo:text-align="start" style:justify-single-word="false"/>
      <style:text-properties fo:color="#a31515" style:font-name="Consolas" fo:font-size="9.5pt" officeooo:paragraph-rsid="002778ac" fo:background-color="#ffffff" style:font-size-asian="9.5pt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4pt" fo:language="ru" fo:country="RU" fo:font-weight="bold" officeooo:rsid="0002bc4e" officeooo:paragraph-rsid="0017a5c9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4pt" fo:language="ru" fo:country="RU" fo:font-weight="bold" officeooo:rsid="0002bc4e" officeooo:paragraph-rsid="002778ac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 style:writing-mode="lr-tb"/>
      <style:text-properties style:font-name="Times New Roman" fo:font-size="14pt" fo:language="ru" fo:country="RU" fo:font-weight="bold" officeooo:rsid="0002bc4e" officeooo:paragraph-rsid="0002bc4e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4pt" fo:language="ru" fo:country="RU" fo:font-weight="normal" officeooo:rsid="0002bc4e" officeooo:paragraph-rsid="00235ddf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fo:font-size="14pt" fo:language="ru" fo:country="RU" fo:font-weight="bold" officeooo:rsid="0002bc4e" officeooo:paragraph-rsid="001f8786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line-height="100%" fo:text-align="center" style:justify-single-word="false" fo:text-indent="0cm" style:auto-text-indent="false">
        <style:tab-stops>
          <style:tab-stop style:position="13.767cm" style:leader-style="solid" style:leader-text="_"/>
        </style:tab-stops>
      </style:paragraph-properties>
      <style:text-properties fo:color="#000000" style:font-name="Times New Roman" officeooo:paragraph-rsid="002daf65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style:font-name="Times New Roman" fo:font-size="10pt" fo:font-weight="bold" officeooo:paragraph-rsid="002daf65" style:font-name-asian="Times New Roman" style:font-size-asian="10pt" style:language-asian="ru" style:country-asian="RU" style:font-weight-asian="bold" style:font-size-complex="10pt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3.767cm" style:leader-style="solid" style:leader-text="_"/>
        </style:tab-stops>
      </style:paragraph-properties>
      <style:text-properties fo:color="#000000" style:font-name="Times New Roman" fo:font-size="12pt" officeooo:paragraph-rsid="002daf65" style:font-name-asian="Times New Roman" style:font-size-asian="12pt" style:language-asian="ru" style:country-asian="RU" style:font-size-complex="12pt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style:font-name="Times New Roman" fo:font-size="12pt" officeooo:paragraph-rsid="002daf65" style:font-name-asian="Times New Roman" style:font-size-asian="12pt" style:language-asian="ru" style:country-asian="RU" style:font-size-complex="12pt"/>
    </style:style>
    <style:style style:name="P2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3.767cm" style:leader-style="solid" style:leader-text="_"/>
        </style:tab-stops>
      </style:paragraph-properties>
      <style:text-properties fo:color="#000000" style:font-name="Times New Roman" fo:font-size="12pt" style:text-underline-style="solid" style:text-underline-width="auto" style:text-underline-color="font-color" officeooo:paragraph-rsid="002daf65" style:font-name-asian="Times New Roman" style:font-size-asian="12pt" style:language-asian="ru" style:country-asian="RU" style:font-size-complex="12pt"/>
    </style:style>
    <style:style style:name="P2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text-transform="uppercase" fo:color="#000000" style:font-name="Times New Roman" fo:font-size="12pt" fo:font-weight="bold" officeooo:paragraph-rsid="002daf65" style:font-name-asian="Times New Roman" style:font-size-asian="12pt" style:language-asian="ru" style:country-asian="RU" style:font-weight-asian="bold" style:font-size-complex="12pt"/>
    </style:style>
    <style:style style:name="P2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text-transform="uppercase" fo:color="#000000" style:font-name="Times New Roman" fo:font-weight="bold" officeooo:paragraph-rsid="002daf65"/>
    </style:style>
    <style:style style:name="P2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officeooo:paragraph-rsid="002daf65"/>
    </style:style>
    <style:style style:name="P25" style:family="paragraph" style:parent-style-name="Standard">
      <style:paragraph-properties fo:margin-left="0cm" fo:margin-right="0cm" fo:margin-top="0.009cm" fo:margin-bottom="0cm" loext:contextual-spacing="false" fo:text-align="center" style:justify-single-word="false" fo:text-indent="0cm" style:auto-text-indent="false"/>
      <style:text-properties fo:color="#000000" style:font-name="Times New Roman" fo:font-size="16pt" officeooo:paragraph-rsid="002daf65" style:font-name-asian="Times New Roman" style:font-size-asian="16pt" style:language-asian="ru" style:country-asian="RU" style:font-size-complex="16pt"/>
    </style:style>
    <style:style style:name="P26" style:family="paragraph" style:parent-style-name="Standard">
      <style:paragraph-properties fo:margin-left="0cm" fo:margin-right="0cm" fo:margin-top="0.009cm" fo:margin-bottom="0cm" loext:contextual-spacing="false" fo:text-align="start" style:justify-single-word="false" fo:text-indent="0cm" style:auto-text-indent="false"/>
      <style:text-properties fo:color="#333333" style:font-name="Times New Roman" fo:font-size="12pt" fo:language="ru" fo:country="RU" officeooo:rsid="00375afb" officeooo:paragraph-rsid="002daf65" style:font-name-asian="Times New Roman" style:font-size-asian="12pt" style:language-asian="ru" style:country-asian="RU" style:font-size-complex="12pt"/>
    </style:style>
    <style:style style:name="P27" style:family="paragraph" style:parent-style-name="Standard">
      <style:paragraph-properties fo:margin-left="0cm" fo:margin-right="0cm" fo:line-height="100%" fo:text-align="center" style:justify-single-word="false" fo:text-indent="0.319cm" style:auto-text-indent="false"/>
      <style:text-properties fo:color="#000000" style:font-name="Times New Roman" officeooo:paragraph-rsid="002daf65"/>
    </style:style>
    <style:style style:name="P28" style:family="paragraph" style:parent-style-name="Standard">
      <style:paragraph-properties fo:margin-left="0cm" fo:margin-right="0cm" fo:margin-top="0.009cm" fo:margin-bottom="0cm" loext:contextual-spacing="false" fo:line-height="100%" fo:text-align="end" style:justify-single-word="false" fo:text-indent="0.319cm" style:auto-text-indent="false">
        <style:tab-stops>
          <style:tab-stop style:position="13.767cm" style:leader-style="solid" style:leader-text="_"/>
        </style:tab-stops>
      </style:paragraph-properties>
      <style:text-properties fo:color="#000000" style:font-name="Times New Roman" fo:font-size="12pt" officeooo:paragraph-rsid="002daf65" style:font-name-asian="Times New Roman" style:font-size-asian="12pt" style:language-asian="ru" style:country-asian="RU" style:font-size-complex="12pt"/>
    </style:style>
    <style:style style:name="P29" style:family="paragraph" style:parent-style-name="Standard">
      <style:paragraph-properties fo:margin-left="11.432cm" fo:margin-right="0cm" fo:line-height="100%" fo:text-align="start" style:justify-single-word="false" fo:text-indent="0cm" style:auto-text-indent="false"/>
      <style:text-properties fo:color="#000000" style:font-name="Times New Roman" fo:font-size="12pt" officeooo:paragraph-rsid="002daf65" style:font-name-asian="Times New Roman" style:font-size-asian="12pt" style:language-asian="ru" style:country-asian="RU" style:font-size-complex="12pt"/>
    </style:style>
    <style:style style:name="P30" style:family="paragraph" style:parent-style-name="Standard">
      <style:paragraph-properties fo:margin-left="11.432cm" fo:margin-right="0cm" fo:margin-top="0.009cm" fo:margin-bottom="0cm" loext:contextual-spacing="false" fo:line-height="100%" fo:text-align="start" style:justify-single-word="false" fo:text-indent="0cm" style:auto-text-indent="false"/>
      <style:text-properties fo:color="#000000" style:font-name="Times New Roman" fo:font-size="12pt" officeooo:paragraph-rsid="002daf65" style:font-name-asian="Times New Roman" style:font-size-asian="12pt" style:language-asian="ru" style:country-asian="RU" style:font-size-complex="12pt"/>
    </style:style>
    <style:style style:name="P31" style:family="paragraph" style:parent-style-name="Standard">
      <style:paragraph-properties fo:margin-left="11.432cm" fo:margin-right="0cm" fo:margin-top="0.009cm" fo:margin-bottom="0cm" loext:contextual-spacing="false" fo:line-height="100%" fo:text-align="start" style:justify-single-word="false" fo:text-indent="0cm" style:auto-text-indent="false"/>
      <style:text-properties fo:color="#000000" style:font-name="Times New Roman" fo:font-size="12pt" fo:language="ru" fo:country="RU" officeooo:rsid="00375373" officeooo:paragraph-rsid="002daf65" style:font-name-asian="Times New Roman" style:font-size-asian="12pt" style:language-asian="ru" style:country-asian="RU" style:font-size-complex="12pt"/>
    </style:style>
    <style:style style:name="P32" style:family="paragraph" style:parent-style-name="Standard">
      <style:paragraph-properties fo:margin-left="11.432cm" fo:margin-right="0cm" fo:margin-top="0.009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333333" style:text-line-through-style="none" style:text-line-through-type="none" style:font-name="Times New Roman" fo:font-size="12pt" fo:letter-spacing="normal" fo:font-style="normal" fo:font-weight="normal" officeooo:paragraph-rsid="002daf65" style:font-name-asian="Times New Roman" style:font-size-asian="12pt" style:language-asian="ru" style:country-asian="RU" style:font-size-complex="12pt"/>
    </style:style>
    <style:style style:name="P33" style:family="paragraph" style:parent-style-name="Standard">
      <style:paragraph-properties fo:margin-left="11.432cm" fo:margin-right="0cm" fo:margin-top="0.009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333333" style:text-line-through-style="none" style:text-line-through-type="none" style:font-name="Times New Roman" fo:font-size="12pt" fo:letter-spacing="normal" fo:language="en" fo:country="US" fo:font-style="normal" fo:font-weight="normal" officeooo:rsid="00375afb" officeooo:paragraph-rsid="002daf65" style:font-name-asian="Times New Roman" style:font-size-asian="12pt" style:language-asian="ru" style:country-asian="RU" style:font-size-complex="12pt"/>
    </style:style>
    <style:style style:name="P34" style:family="paragraph" style:parent-style-name="Standard">
      <style:paragraph-properties fo:margin-left="11.432cm" fo:margin-right="0cm" fo:margin-top="0.009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paragraph-rsid="002daf65" style:font-name-asian="Times New Roman" style:font-size-asian="12pt" style:language-asian="ru" style:country-asian="RU" style:font-size-complex="12pt"/>
    </style:style>
    <style:style style:name="P35" style:family="paragraph" style:parent-style-name="Standard">
      <style:paragraph-properties fo:margin-left="11.43cm" fo:margin-right="0cm" fo:margin-top="0.009cm" fo:margin-bottom="0cm" loext:contextual-spacing="false" fo:text-align="end" style:justify-single-word="false" fo:text-indent="0cm" style:auto-text-indent="false"/>
      <style:text-properties fo:color="#000000" style:font-name="Times New Roman" fo:font-size="12pt" officeooo:paragraph-rsid="002daf65" style:font-name-asian="Times New Roman" style:font-size-asian="12pt" style:language-asian="ru" style:country-asian="RU" style:font-size-complex="12pt"/>
    </style:style>
    <style:style style:name="P36" style:family="paragraph" style:parent-style-name="Standard">
      <style:paragraph-properties fo:margin-left="7.62cm" fo:margin-right="0cm" fo:margin-top="0.009cm" fo:margin-bottom="0cm" loext:contextual-spacing="false" fo:text-align="center" style:justify-single-word="false" fo:text-indent="-7.62cm" style:auto-text-indent="false"/>
      <style:text-properties fo:color="#000000" style:font-name="Times New Roman" fo:font-size="12pt" officeooo:paragraph-rsid="002daf65" style:font-name-asian="Times New Roman" style:font-size-asian="12pt" style:language-asian="ru" style:country-asian="RU" style:font-size-complex="14pt"/>
    </style:style>
    <style:style style:name="P37" style:family="paragraph" style:parent-style-name="Standard">
      <style:paragraph-properties fo:margin-left="7.62cm" fo:margin-right="0cm" fo:margin-top="0.009cm" fo:margin-bottom="0cm" loext:contextual-spacing="false" fo:text-align="center" style:justify-single-word="false" fo:text-indent="-7.62cm" style:auto-text-indent="false"/>
      <style:text-properties fo:color="#000000" style:font-name="Times New Roman" officeooo:paragraph-rsid="002daf65" style:font-name-asian="Times New Roman" style:language-asian="ru" style:country-asian="RU" style:font-size-complex="14pt"/>
    </style:style>
    <style:style style:name="P38" style:family="paragraph" style:parent-style-name="Table_20_Contents">
      <style:paragraph-properties fo:text-align="end" style:justify-single-word="false"/>
      <style:text-properties style:font-name="Times New Roman" fo:font-size="12pt" officeooo:paragraph-rsid="002daf65" style:font-name-asian="Times New Roman" style:font-size-asian="12pt" style:font-size-complex="12pt"/>
    </style:style>
    <style:style style:name="P39" style:family="paragraph" style:parent-style-name="Text_20_body">
      <style:paragraph-properties fo:text-align="center" style:justify-single-word="false"/>
      <style:text-properties style:font-name="Times New Roman" fo:language="ru" fo:country="RU" officeooo:rsid="00375373" officeooo:paragraph-rsid="002daf65"/>
    </style:style>
    <style:style style:name="P40" style:family="paragraph" style:parent-style-name="Standard" style:master-page-name="Standard">
      <style:paragraph-properties fo:margin-left="0cm" fo:margin-right="0cm" fo:line-height="100%" fo:text-align="center" style:justify-single-word="false" fo:text-indent="0cm" style:auto-text-indent="false" style:page-number="auto"/>
      <style:text-properties fo:color="#000000" style:text-line-through-style="none" style:text-line-through-type="none" style:font-name="Times New Roman" fo:font-size="12pt" fo:letter-spacing="0.002cm" officeooo:rsid="000660c5" officeooo:paragraph-rsid="002daf65" style:font-name-asian="Times New Roman" style:font-size-asian="12pt" style:language-asian="ru" style:country-asian="RU" style:font-size-complex="12pt"/>
    </style:style>
    <style:style style:name="P41" style:family="paragraph" style:parent-style-name="Standard" style:list-style-name="L1">
      <style:paragraph-properties fo:text-align="justify" style:justify-single-word="false" fo:orphans="2" fo:widows="2" style:vertical-align="auto" style:writing-mode="lr-tb"/>
      <style:text-properties style:font-name="Times New Roman" fo:font-size="14pt" fo:language="ru" fo:country="RU" fo:font-weight="normal" officeooo:rsid="0002bc4e" officeooo:paragraph-rsid="00235ddf" style:font-size-asian="14pt" style:font-weight-asian="normal" style:font-size-complex="14pt" style:font-weight-complex="normal"/>
    </style:style>
    <style:style style:name="P42" style:family="paragraph" style:parent-style-name="Standard" style:list-style-name="L2">
      <style:paragraph-properties fo:text-align="justify" style:justify-single-word="false" fo:orphans="2" fo:widows="2" style:vertical-align="auto" style:writing-mode="lr-tb"/>
      <style:text-properties style:font-name="Times New Roman" fo:font-size="14pt" fo:language="ru" fo:country="RU" fo:font-weight="normal" officeooo:rsid="0002bc4e" officeooo:paragraph-rsid="00235ddf" style:font-size-asian="14pt" style:font-weight-asian="normal" style:font-size-complex="14pt" style:font-weight-complex="normal"/>
    </style:style>
    <style:style style:name="P43" style:family="paragraph" style:parent-style-name="Standard" style:list-style-name="L2">
      <style:paragraph-properties fo:text-align="justify" style:justify-single-word="false" fo:orphans="2" fo:widows="2" style:vertical-align="auto" style:writing-mode="lr-tb"/>
      <style:text-properties style:font-name="Times New Roman" fo:font-size="14pt" fo:language="ru" fo:country="RU" fo:font-weight="normal" officeooo:rsid="0002bc4e" officeooo:paragraph-rsid="0024fae9" style:font-size-asian="14pt" style:font-weight-asian="normal" style:font-size-complex="14pt" style:font-weight-complex="normal"/>
    </style:style>
    <style:style style:name="P44" style:family="paragraph" style:parent-style-name="Standard" style:list-style-name="L3">
      <style:paragraph-properties fo:text-align="justify" style:justify-single-word="false" fo:orphans="2" fo:widows="2" style:vertical-align="auto" style:writing-mode="lr-tb"/>
      <style:text-properties style:font-name="Times New Roman" fo:font-size="14pt" fo:language="ru" fo:country="RU" fo:font-weight="normal" officeooo:rsid="0002bc4e" officeooo:paragraph-rsid="00235ddf" style:font-size-asian="14pt" style:font-weight-asian="normal" style:font-size-complex="14pt" style:font-weight-complex="normal"/>
    </style:style>
    <style:style style:name="P45" style:family="paragraph" style:parent-style-name="Standard" style:list-style-name="L4">
      <style:paragraph-properties fo:text-align="justify" style:justify-single-word="false" fo:orphans="2" fo:widows="2" style:vertical-align="auto" style:writing-mode="lr-tb"/>
      <style:text-properties style:font-name="Times New Roman" fo:font-size="14pt" fo:language="ru" fo:country="RU" fo:font-weight="normal" officeooo:rsid="0002bc4e" officeooo:paragraph-rsid="00235ddf" style:font-size-asian="14pt" style:font-weight-asian="normal" style:font-size-complex="14pt" style:font-weight-complex="normal"/>
    </style:style>
    <style:style style:name="P46" style:family="paragraph" style:parent-style-name="Heading_20_2">
      <style:text-properties style:font-name="Times New Roman"/>
    </style:style>
    <style:style style:name="P47" style:family="paragraph" style:parent-style-name="Heading_20_2">
      <style:text-properties style:font-name="Times New Roman" fo:font-size="14pt" style:font-size-asian="14pt" style:font-size-complex="14pt"/>
    </style:style>
    <style:style style:name="P48" style:family="paragraph" style:parent-style-name="Heading_20_2">
      <style:text-properties style:font-name="Times New Roman" officeooo:paragraph-rsid="000d472f"/>
    </style:style>
    <style:style style:name="P49" style:family="paragraph" style:parent-style-name="Heading_20_1">
      <style:paragraph-properties fo:text-align="center" style:justify-single-word="false"/>
      <style:text-properties style:font-name="Times New Roman" fo:language="ru" fo:country="RU" officeooo:rsid="00375373" officeooo:paragraph-rsid="002daf65"/>
    </style:style>
    <style:style style:name="P50" style:family="paragraph" style:parent-style-name="Heading_20_1">
      <style:paragraph-properties fo:text-align="center" style:justify-single-word="false"/>
      <style:text-properties style:font-name="Times New Roman" officeooo:paragraph-rsid="002daf65"/>
    </style:style>
    <style:style style:name="P51" style:family="paragraph" style:parent-style-name="Heading_20_1">
      <style:paragraph-properties fo:margin-left="0cm" fo:margin-right="0cm" fo:margin-top="0.009cm" fo:margin-bottom="0cm" loext:contextual-spacing="false" fo:text-align="center" style:justify-single-word="false" fo:text-indent="0cm" style:auto-text-indent="false"/>
      <style:text-properties fo:color="#000000" style:font-name="Times New Roman" fo:font-size="16pt" officeooo:paragraph-rsid="002daf65" style:font-name-asian="Times New Roman" style:font-size-asian="16pt" style:language-asian="ru" style:country-asian="RU" style:font-size-complex="16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language="en" fo:country="US"/>
    </style:style>
    <style:style style:name="T3" style:family="text">
      <style:text-properties style:font-name="Times New Roman" fo:language="en" fo:country="US" officeooo:rsid="0027dc3a"/>
    </style:style>
    <style:style style:name="T4" style:family="text">
      <style:text-properties style:font-name="Times New Roman" officeooo:rsid="00204233"/>
    </style:style>
    <style:style style:name="T5" style:family="text">
      <style:text-properties style:font-name="Times New Roman" officeooo:rsid="0027dc3a"/>
    </style:style>
    <style:style style:name="T6" style:family="text">
      <style:text-properties fo:language="ru" fo:country="RU" officeooo:rsid="000d472f"/>
    </style:style>
    <style:style style:name="T7" style:family="text">
      <style:text-properties fo:language="ru" fo:country="RU" officeooo:rsid="001f8786"/>
    </style:style>
    <style:style style:name="T8" style:family="text">
      <style:text-properties fo:language="ru" fo:country="RU" officeooo:rsid="0026d36b"/>
    </style:style>
    <style:style style:name="T9" style:family="text">
      <style:text-properties fo:language="ru" fo:country="RU" officeooo:rsid="0027dc3a"/>
    </style:style>
    <style:style style:name="T10" style:family="text">
      <style:text-properties fo:language="ru" fo:country="RU" officeooo:rsid="00375373"/>
    </style:style>
    <style:style style:name="T11" style:family="text">
      <style:text-properties fo:language="ru" fo:country="RU" officeooo:rsid="002daf65"/>
    </style:style>
    <style:style style:name="T12" style:family="text">
      <style:text-properties fo:language="en" fo:country="US" officeooo:rsid="001e3d66"/>
    </style:style>
    <style:style style:name="T13" style:family="text">
      <style:text-properties fo:language="en" fo:country="US" officeooo:rsid="002778ac"/>
    </style:style>
    <style:style style:name="T14" style:family="text">
      <style:text-properties fo:color="#808080" style:font-name="Consolas" fo:font-size="9.5pt" fo:background-color="#ffffff" loext:char-shading-value="0" style:font-size-asian="9.5pt"/>
    </style:style>
    <style:style style:name="T15" style:family="text">
      <style:text-properties fo:color="#808080" fo:background-color="#ffffff" loext:char-shading-value="0"/>
    </style:style>
    <style:style style:name="T16" style:family="text">
      <style:text-properties fo:color="#000000" style:font-name="Consolas" fo:font-size="9.5pt" fo:background-color="#ffffff" loext:char-shading-value="0" style:font-size-asian="9.5pt"/>
    </style:style>
    <style:style style:name="T17" style:family="text">
      <style:text-properties fo:color="#000000" style:font-name="Times New Roman" fo:font-size="12pt" fo:language="ru" fo:country="RU" officeooo:rsid="002bc73a" style:font-name-asian="Times New Roman" style:font-size-asian="12pt" style:language-asian="ru" style:country-asian="RU" style:font-size-complex="12pt"/>
    </style:style>
    <style:style style:name="T18" style:family="text">
      <style:text-properties fo:color="#000000" style:font-name="Times New Roman" fo:font-size="12pt" fo:language="ru" fo:country="RU" officeooo:rsid="0003d0d0" style:font-name-asian="Times New Roman" style:font-size-asian="12pt" style:language-asian="ru" style:country-asian="RU" style:font-size-complex="12pt"/>
    </style:style>
    <style:style style:name="T19" style:family="text">
      <style:text-properties fo:color="#000000" style:font-name="Times New Roman" fo:font-size="12pt" fo:language="ru" fo:country="RU" officeooo:rsid="00375373" style:font-name-asian="Times New Roman" style:font-size-asian="12pt" style:language-asian="ru" style:country-asian="RU" style:font-size-complex="12pt"/>
    </style:style>
    <style:style style:name="T20" style:family="text">
      <style:text-properties fo:color="#000000" style:text-line-through-style="none" style:text-line-through-type="none" style:font-name="Times New Roman" fo:font-size="12pt" style:text-underline-style="none" fo:font-weight="bold" style:font-name-asian="Times New Roman" style:font-size-asian="12pt" style:language-asian="ru" style:country-asian="RU" style:font-weight-asian="bold" style:font-size-complex="12pt"/>
    </style:style>
    <style:style style:name="T21" style:family="text">
      <style:text-properties fo:color="#6f008a" style:font-name="Consolas" fo:font-size="9.5pt" fo:background-color="#ffffff" loext:char-shading-value="0" style:font-size-asian="9.5pt"/>
    </style:style>
    <style:style style:name="T22" style:family="text">
      <style:text-properties fo:color="#a31515" style:font-name="Consolas" fo:font-size="9.5pt" fo:background-color="#ffffff" loext:char-shading-value="0" style:font-size-asian="9.5pt"/>
    </style:style>
    <style:style style:name="T23" style:family="text">
      <style:text-properties fo:color="#a31515" fo:background-color="#ffffff" loext:char-shading-value="0"/>
    </style:style>
    <style:style style:name="T24" style:family="text">
      <style:text-properties fo:color="#0000ff" style:font-name="Consolas" fo:font-size="9.5pt" fo:background-color="#ffffff" loext:char-shading-value="0" style:font-size-asian="9.5pt"/>
    </style:style>
    <style:style style:name="T25" style:family="text">
      <style:text-properties fo:color="#2b91af" style:font-name="Consolas" fo:font-size="9.5pt" fo:background-color="#ffffff" loext:char-shading-value="0" style:font-size-asian="9.5pt"/>
    </style:style>
    <style:style style:name="T26" style:family="text">
      <style:text-properties fo:color="#2b91af" fo:background-color="#ffffff" loext:char-shading-value="0"/>
    </style:style>
    <style:style style:name="T27" style:family="text">
      <style:text-properties fo:color="#008000" style:font-name="Consolas" fo:font-size="9.5pt" fo:background-color="#ffffff" loext:char-shading-value="0" style:font-size-asian="9.5pt"/>
    </style:style>
    <style:style style:name="T28" style:family="text">
      <style:text-properties fo:color="#008000" fo:background-color="#ffffff" loext:char-shading-value="0"/>
    </style:style>
    <style:style style:name="T29" style:family="text">
      <style:text-properties fo:color="#008080" style:font-name="Consolas" fo:font-size="9.5pt" fo:background-color="#ffffff" loext:char-shading-value="0" style:font-size-asian="9.5pt"/>
    </style:style>
    <style:style style:name="T30" style:family="text">
      <style:text-properties fo:color="#008080" fo:background-color="#ffffff" loext:char-shading-value="0"/>
    </style:style>
    <style:style style:name="T31" style:family="text">
      <style:text-properties officeooo:rsid="009df4ee"/>
    </style:style>
    <style:style style:name="T32" style:family="text">
      <style:text-properties officeooo:rsid="001e3d66"/>
    </style:style>
    <style:style style:name="T33" style:family="text">
      <style:text-properties officeooo:rsid="00235ddf"/>
    </style:style>
    <style:style style:name="T34" style:family="text">
      <style:text-properties fo:background-color="#ffffff" loext:char-shading-value="0"/>
    </style:style>
    <style:style style:name="T35" style:family="text">
      <style:text-properties officeooo:rsid="0026d36b"/>
    </style:style>
    <style:style style:name="T36" style:family="text">
      <style:text-properties fo:font-size="12pt" style:font-name-asian="Times New Roman" style:font-size-asian="12pt" style:language-asian="ru" style:country-asian="RU" style:font-size-complex="12pt"/>
    </style:style>
    <style:style style:name="T37" style:family="text">
      <style:text-properties fo:font-size="12pt" style:font-name-asian="Times New Roman" style:font-size-asian="12pt" style:language-asian="ru" style:country-asian="RU" style:font-weight-asian="bold" style:font-size-complex="12pt"/>
    </style:style>
    <style:style style:name="T38" style:family="text">
      <style:text-properties fo:font-size="12pt" fo:letter-spacing="0.002cm" style:font-name-asian="Times New Roman" style:font-size-asian="12pt" style:language-asian="ru" style:country-asian="RU" style:font-size-complex="12pt"/>
    </style:style>
    <style:style style:name="T39" style:family="text">
      <style:text-properties fo:font-size="12pt" fo:letter-spacing="0.002cm" officeooo:rsid="0003d0d0" style:font-name-asian="Times New Roman" style:font-size-asian="12pt" style:language-asian="ru" style:country-asian="RU" style:font-size-complex="12pt"/>
    </style:style>
    <style:style style:name="T40" style:family="text">
      <style:text-properties fo:font-variant="normal" fo:text-transform="none" style:text-line-through-style="none" style:text-line-through-type="none" fo:letter-spacing="normal" fo:font-style="normal" style:text-underline-style="none"/>
    </style:style>
    <style:style style:name="T41" style:family="text">
      <style:text-properties fo:font-variant="normal" fo:text-transform="none" style:text-line-through-style="none" style:text-line-through-type="none" fo:letter-spacing="normal" fo:font-style="normal" style:text-underline-style="none" officeooo:rsid="000660c5"/>
    </style:style>
    <style:style style:name="T42" style:family="text">
      <style:text-properties fo:font-variant="normal" fo:text-transform="none" fo:color="#000000" style:text-line-through-style="none" style:text-line-through-type="none" style:font-name="Times New Roman" fo:font-size="10.5pt" fo:letter-spacing="normal" fo:font-style="normal" style:text-underline-style="none" fo:font-weight="bold" style:text-blinking="false" fo:background-color="#ffffff" loext:char-shading-value="0" style:font-weight-asian="bold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font-name="Times New Roman" fo:font-size="10.5pt" fo:letter-spacing="normal" fo:font-style="normal" style:text-underline-style="none" fo:font-weight="bold" officeooo:rsid="000660c5" style:text-blinking="false" fo:background-color="#ffffff" loext:char-shading-value="0" style:font-weight-asian="bold" style:font-weight-complex="bold"/>
    </style:style>
    <style:style style:name="T44" style:family="text">
      <style:text-properties style:text-underline-style="none" fo:font-weight="bold" style:font-weight-asian="bold" style:font-weight-complex="bold"/>
    </style:style>
    <style:style style:name="T45" style:family="text">
      <style:text-properties style:text-underline-style="none" fo:font-weight="bold" officeooo:rsid="00375373" style:font-weight-asian="bold" style:font-weight-complex="bold"/>
    </style:style>
    <style:style style:name="T46" style:family="text">
      <style:text-properties style:text-underline-style="none" officeooo:rsid="0003d0d0"/>
    </style:style>
    <style:style style:name="T47" style:family="text">
      <style:text-properties style:text-underline-style="none" officeooo:rsid="0008168f"/>
    </style:style>
    <style:style style:name="T48" style:family="text">
      <style:text-properties style:text-underline-style="none" officeooo:rsid="00375afb"/>
    </style:style>
    <style:style style:name="T49" style:family="text">
      <style:text-properties style:text-underline-style="none" officeooo:rsid="002f42c1"/>
    </style:style>
    <style:style style:name="T50" style:family="text">
      <style:text-properties officeooo:rsid="0003d0d0"/>
    </style:style>
    <style:style style:name="T51" style:family="text">
      <style:text-properties officeooo:rsid="0008168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40">Национальный исследовательский институт</text:p>
      <text:p text:style-name="P27"><text:span text:style-name="T38">«</text:span><text:span text:style-name="T39">Московский Авиационный Институт</text:span><text:span text:style-name="T36">»</text:span></text:p>
      <text:p text:style-name="P22"/>
      <text:p text:style-name="P23"><text:span text:style-name="T37">факультет </text:span><text:span text:style-name="T40">ИНФОРМАЦИОННЫ</text:span><text:span text:style-name="T41">Х</text:span><text:span text:style-name="T40"> ТЕХНОЛОГИ</text:span><text:span text:style-name="T41">Й</text:span><text:span text:style-name="T40"> И ПРИКЛАДН</text:span><text:span text:style-name="T41">ОЙ</text:span><text:span text:style-name="T40"> МАТЕМАТИК</text:span><text:span text:style-name="T41">И</text:span></text:p>
      <text:p text:style-name="P24"><text:span text:style-name="T20">Кафедра </text:span><text:a xlink:type="simple" xlink:href="https://www.mai.ru/education/fpmf/806/" text:style-name="Internet_20_link" text:visited-style-name="Visited_20_Internet_20_Link"><text:span text:style-name="T42">вычислительн</text:span></text:a><text:a xlink:type="simple" xlink:href="https://www.mai.ru/education/fpmf/806/" text:style-name="Internet_20_link" text:visited-style-name="Visited_20_Internet_20_Link"><text:span text:style-name="T43">ой</text:span></text:a><text:a xlink:type="simple" xlink:href="https://www.mai.ru/education/fpmf/806/" text:style-name="Internet_20_link" text:visited-style-name="Visited_20_Internet_20_Link"><text:span text:style-name="T42"> математик</text:span></text:a><text:a xlink:type="simple" xlink:href="https://www.mai.ru/education/fpmf/806/" text:style-name="Internet_20_link" text:visited-style-name="Visited_20_Internet_20_Link"><text:span text:style-name="T43">и</text:span></text:a><text:a xlink:type="simple" xlink:href="https://www.mai.ru/education/fpmf/806/" text:style-name="Internet_20_link" text:visited-style-name="Visited_20_Internet_20_Link"><text:span text:style-name="T42"> и программировани</text:span></text:a><text:span text:style-name="T43">я</text:span></text:p>
      <text:p text:style-name="P18"/>
      <text:p text:style-name="P20"/>
      <text:p text:style-name="P29"/>
      <text:p text:style-name="P25"/>
      <text:h text:style-name="P49" text:outline-level="1"/>
      <text:h text:style-name="P49" text:outline-level="1"/>
      <text:p text:style-name="P39"/>
      <text:h text:style-name="P50" text:outline-level="1">Отчет по лабораторной работе № <text:span text:style-name="T11">4</text:span></text:h>
      <text:h text:style-name="P51" text:outline-level="1">по курсу «Объектно-ориентированное программирование»</text:h>
      <text:p text:style-name="P35"/>
      <text:p text:style-name="P35"/>
      <text:p text:style-name="P30">Работу выполнил </text:p>
      <text:p text:style-name="P30">студент <text:span text:style-name="T45">2</text:span><text:span text:style-name="T46"> </text:span>курса </text:p>
      <text:p text:style-name="P30"><text:span text:style-name="T44">очного</text:span> отделения</text:p>
      <text:p text:style-name="P30"><text:span text:style-name="T50">Куликов Алексей Владимирович</text:span> </text:p>
      <text:p text:style-name="P31">группы М80-208Б</text:p>
      <text:p text:style-name="P30"/>
      <text:p text:style-name="P32"><text:span text:style-name="T51">п</text:span>реподавател<text:span text:style-name="T51">ь:</text:span></text:p>
      <text:p text:style-name="P32">Поповкин Александр Викторович</text:p>
      <text:p text:style-name="P33"/>
      <text:p text:style-name="P34"/>
      <text:p text:style-name="P36"/>
      <text:p text:style-name="P37"/>
      <text:p text:style-name="P37"/>
      <text:p text:style-name="P37"/>
      <text:p text:style-name="P26">Оценка: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38"/>
          </table:table-cell>
        </table:table-row>
      </table:table>
      <text:p text:style-name="P28"/>
      <text:p text:style-name="P19">Подпись <text:span text:style-name="T10">преподавателя</text:span></text:p>
      <text:p text:style-name="P21"><text:s text:c="14"/></text:p>
      <text:p text:style-name="P19">Подпись студента</text:p>
      <text:p text:style-name="P21"><text:s text:c="14"/></text:p>
      <text:p text:style-name="P19"><text:span text:style-name="T10">Ч</text:span>исло</text:p>
      <text:p text:style-name="P19"><text:span text:style-name="T49">12</text:span><text:span text:style-name="T47">.</text:span><text:span text:style-name="T48">10</text:span><text:span text:style-name="T47">.</text:span><text:span text:style-name="T48">2018</text:span></text:p>
      <text:p text:style-name="P17"><text:span text:style-name="T17">Москва-20</text:span><text:span text:style-name="T18">1</text:span><text:span text:style-name="T19">8</text:span></text:p>
      <text:h text:style-name="P46" text:outline-level="2"><text:soft-page-break/>Цель работы</text:h>
      <text:p text:style-name="P15">Целью лабораторной работы является: </text:p>
      <text:list xml:id="list2868044320" text:style-name="L1">
        <text:list-item>
          <text:p text:style-name="P41">Знакомство с шаблонами классов. </text:p>
        </text:list-item>
        <text:list-item>
          <text:p text:style-name="P41">Построение шаблонов динамических структур данных.</text:p>
        </text:list-item>
      </text:list>
      <text:h text:style-name="P46" text:outline-level="2">Задание</text:h>
      <text:p text:style-name="P15">Необходимо спроектировать и запрограммировать на языке C++ шаблон класса-контейнера первого уровня, содержащий все три фигуры класса фигуры реализованн<text:span text:style-name="T33">ые</text:span> в ЛР1.</text:p>
      <text:p text:style-name="P15"/>
      <text:p text:style-name="P15">Классы должны удовлетворять следующим правилам: </text:p>
      <text:list xml:id="list562538246" text:style-name="L2">
        <text:list-item>
          <text:p text:style-name="P42">Требования к классам фигуры аналогичны требованиям из лабораторной работы 1.</text:p>
        </text:list-item>
        <text:list-item>
          <text:p text:style-name="P42">Шаблон класса-контейнера должен содержать объекты используя std:shared_ptr&lt;…&gt;.</text:p>
        </text:list-item>
        <text:list-item>
          <text:p text:style-name="P42">Шаблон класса-контейнера должен иметь метод по добавлению фигуры в контейнер.</text:p>
        </text:list-item>
        <text:list-item>
          <text:p text:style-name="P43">Шаблон класса-контейнера должен иметь методы по получению фигуры из контейнера (определяется структурой контейнера). </text:p>
        </text:list-item>
        <text:list-item>
          <text:p text:style-name="P43">Шаблон класса-контейнера должен иметь метод по удалению фигуры из контейнера (определяется структурой контейнера).</text:p>
        </text:list-item>
        <text:list-item>
          <text:p text:style-name="P42">Шаблон класса-контейнера должен иметь перегруженный оператор по выводу контейнера в поток std::ostream (&lt;&lt;).</text:p>
        </text:list-item>
        <text:list-item>
          <text:p text:style-name="P42">Шаблон класса-контейнера должен иметь деструктор, удаляющий все элементы контейнера.</text:p>
        </text:list-item>
        <text:list-item>
          <text:p text:style-name="P42">Классы должны быть расположенны в раздельных файлах: отдельно заголовки (.h), отдельно описание методов (.cpp).</text:p>
        </text:list-item>
      </text:list>
      <text:p text:style-name="P15"/>
      <text:p text:style-name="P15"><text:span text:style-name="T33">При этом не</text:span>льзя использовать:</text:p>
      <text:list xml:id="list2282053466" text:style-name="L3">
        <text:list-item>
          <text:p text:style-name="P44">Стандартные контейнеры std.</text:p>
        </text:list-item>
      </text:list>
      <text:p text:style-name="P15"/>
      <text:p text:style-name="P15">Программа должна позволять:</text:p>
      <text:list xml:id="list1313402023" text:style-name="L4">
        <text:list-item>
          <text:p text:style-name="P45">Вводить произвольное количество фигур и добавлять их в контейнер.</text:p>
        </text:list-item>
        <text:list-item>
          <text:p text:style-name="P45">Распечатывать содержимое контейнера.</text:p>
        </text:list-item>
        <text:list-item>
          <text:p text:style-name="P45">Удалять фигуры из контейнера.</text:p>
        </text:list-item>
      </text:list>
      <text:p text:style-name="P14"/>
      <text:h text:style-name="P47" text:outline-level="2">Метод решения</text:h>
      <text:p text:style-name="P9"><text:span text:style-name="T1">Слегка переделан контейнер первого уровня. Теперь это шаблонный класс, который позволяет хранить не только объекты-наследники класса </text:span><text:span text:style-name="T2">Figure, </text:span><text:span text:style-name="T1">а в принципе любые объекты, для которых определены операторы сравнения (нужно </text:span><text:soft-page-break/><text:span text:style-name="T1">для вставки в бинарное дерево поиска). </text:span><text:span text:style-name="T5">Так же для корректной работы оператора вывода фигуры в поток изменен, соответственно, оператор вывода. Теперь он основан на динамическом приведении типов </text:span><text:span text:style-name="T3">dynamic_cast.</text:span></text:p>
      <text:h text:style-name="Heading_20_2" text:outline-level="2"><text:span text:style-name="T4">Л</text:span><text:span text:style-name="T1">истинг</text:span></text:h>
      <text:p text:style-name="P1"><text:span text:style-name="T12">BinaryTree</text:span>.<text:span text:style-name="T32">h <text:s/>(</text:span><text:span text:style-name="T7">переработано</text:span><text:span text:style-name="T32">)</text:span>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8"><text:span text:style-name="T15">#ifndef</text:span><text:span text:style-name="T34"> BINTREE_H</text:span></text:p>
            <text:p text:style-name="Standard"><text:span text:style-name="T14">#define</text:span><text:span text:style-name="T16"> </text:span><text:span text:style-name="T21">BINTREE_H</text:span></text:p>
            <text:p text:style-name="P5"/>
            <text:p text:style-name="Standard"><text:span text:style-name="T14">#include</text:span><text:span text:style-name="T16"> </text:span><text:span text:style-name="T22">&lt;memory&gt;</text:span></text:p>
            <text:p text:style-name="Standard"><text:span text:style-name="T14">#include</text:span><text:span text:style-name="T16"> </text:span><text:span text:style-name="T22">&lt;iostream&gt;</text:span></text:p>
            <text:p text:style-name="P5"/>
            <text:p text:style-name="Standard"><text:span text:style-name="T14">#include</text:span><text:span text:style-name="T16"> </text:span><text:span text:style-name="T22">"Figure.h"</text:span></text:p>
            <text:p text:style-name="P5"/>
            <text:p text:style-name="Standard"><text:span text:style-name="T24">template</text:span><text:span text:style-name="T16">&lt;</text:span><text:span text:style-name="T24">typename</text:span><text:span text:style-name="T16"> </text:span><text:span text:style-name="T25">T</text:span><text:span text:style-name="T16">&gt;</text:span></text:p>
            <text:p text:style-name="Standard"><text:span text:style-name="T24">struct</text:span><text:span text:style-name="T16"> </text:span><text:span text:style-name="T25">node</text:span><text:span text:style-name="T16"> {</text:span></text:p>
            <text:p text:style-name="Standard"><text:span text:style-name="T16"><text:tab/>std::</text:span><text:span text:style-name="T25">shared_ptr</text:span><text:span text:style-name="T16">&lt;</text:span><text:span text:style-name="T25">T</text:span><text:span text:style-name="T16">&gt; obj;</text:span></text:p>
            <text:p text:style-name="Standard"><text:span text:style-name="T16"><text:tab/></text:span><text:span text:style-name="T25">node</text:span><text:span text:style-name="T16">&lt;</text:span><text:span text:style-name="T25">T</text:span><text:span text:style-name="T16">&gt; *left, *right;</text:span></text:p>
            <text:p text:style-name="Standard"><text:span text:style-name="T16"><text:tab/>node(std::</text:span><text:span text:style-name="T25">shared_ptr</text:span><text:span text:style-name="T16">&lt;</text:span><text:span text:style-name="T25">T</text:span><text:span text:style-name="T16">&gt; </text:span><text:span text:style-name="T24">const</text:span><text:span text:style-name="T16">&amp;);</text:span></text:p>
            <text:p text:style-name="P5">};</text:p>
            <text:p text:style-name="Standard"><text:span text:style-name="T24">template</text:span><text:span text:style-name="T16">&lt;</text:span><text:span text:style-name="T24">typename</text:span><text:span text:style-name="T16"> </text:span><text:span text:style-name="T25">T</text:span><text:span text:style-name="T16">&gt;</text:span></text:p>
            <text:p text:style-name="Standard"><text:span text:style-name="T24">class</text:span><text:span text:style-name="T16"> </text:span><text:span text:style-name="T25">BinaryTree</text:span><text:span text:style-name="T16"> {</text:span></text:p>
            <text:p text:style-name="Standard"><text:span text:style-name="T24">public</text:span><text:span text:style-name="T16">:</text:span></text:p>
            <text:p text:style-name="P5"/>
            <text:p text:style-name="P5"><text:tab/>BinaryTree();</text:p>
            <text:p text:style-name="P5"><text:tab/>~BinaryTree();</text:p>
            <text:p text:style-name="Standard"><text:span text:style-name="T16"><text:tab/></text:span><text:span text:style-name="T24">void</text:span><text:span text:style-name="T16"> Insert(</text:span><text:span text:style-name="T24">const</text:span><text:span text:style-name="T16"> std::</text:span><text:span text:style-name="T25">shared_ptr</text:span><text:span text:style-name="T16">&lt;</text:span><text:span text:style-name="T25">T</text:span><text:span text:style-name="T16">&gt;&amp;);</text:span></text:p>
            <text:p text:style-name="Standard"><text:span text:style-name="T16"><text:tab/></text:span><text:span text:style-name="T24">void</text:span><text:span text:style-name="T16"> Erase(</text:span><text:span text:style-name="T24">const</text:span><text:span text:style-name="T16"> std::</text:span><text:span text:style-name="T25">shared_ptr</text:span><text:span text:style-name="T16">&lt;</text:span><text:span text:style-name="T25">T</text:span><text:span text:style-name="T16">&gt;&amp;);</text:span></text:p>
            <text:p text:style-name="Standard"><text:span text:style-name="T16"><text:tab/>std::</text:span><text:span text:style-name="T25">shared_ptr</text:span><text:span text:style-name="T16">&lt;</text:span><text:span text:style-name="T25">T</text:span><text:span text:style-name="T16">&gt; Find(</text:span><text:span text:style-name="T24">const</text:span><text:span text:style-name="T16"> std::</text:span><text:span text:style-name="T25">shared_ptr</text:span><text:span text:style-name="T16">&lt;</text:span><text:span text:style-name="T25">T</text:span><text:span text:style-name="T16">&gt;&amp;);</text:span></text:p>
            <text:p text:style-name="Standard"><text:span text:style-name="T16"><text:tab/></text:span><text:span text:style-name="T24">void</text:span><text:span text:style-name="T16"> Print();</text:span></text:p>
            <text:p text:style-name="Standard"><text:span text:style-name="T24">private</text:span><text:span text:style-name="T16">:</text:span></text:p>
            <text:p text:style-name="Standard"><text:span text:style-name="T16"><text:tab/></text:span><text:span text:style-name="T25">node</text:span><text:span text:style-name="T16">&lt;</text:span><text:span text:style-name="T25">T</text:span><text:span text:style-name="T16">&gt; *m_root;</text:span></text:p>
            <text:p text:style-name="Standard"><text:span text:style-name="T16"><text:tab/></text:span><text:span text:style-name="T25">node</text:span><text:span text:style-name="T16">&lt;</text:span><text:span text:style-name="T25">T</text:span><text:span text:style-name="T16">&gt;* insert(</text:span><text:span text:style-name="T25">node</text:span><text:span text:style-name="T16">&lt;</text:span><text:span text:style-name="T25">T</text:span><text:span text:style-name="T16">&gt;*, </text:span><text:span text:style-name="T25">node</text:span><text:span text:style-name="T16">&lt;</text:span><text:span text:style-name="T25">T</text:span><text:span text:style-name="T16">&gt;*);</text:span></text:p>
            <text:p text:style-name="Standard"><text:span text:style-name="T16"><text:tab/></text:span><text:span text:style-name="T25">node</text:span><text:span text:style-name="T16">&lt;</text:span><text:span text:style-name="T25">T</text:span><text:span text:style-name="T16">&gt;* find(</text:span><text:span text:style-name="T25">node</text:span><text:span text:style-name="T16">&lt;</text:span><text:span text:style-name="T25">T</text:span><text:span text:style-name="T16">&gt;*, </text:span><text:span text:style-name="T24">const</text:span><text:span text:style-name="T16"> std::</text:span><text:span text:style-name="T25">shared_ptr</text:span><text:span text:style-name="T16">&lt;</text:span><text:span text:style-name="T25">T</text:span><text:span text:style-name="T16">&gt;&amp;);</text:span></text:p>
            <text:p text:style-name="Standard"><text:span text:style-name="T16"><text:tab/></text:span><text:span text:style-name="T25">node</text:span><text:span text:style-name="T16">&lt;</text:span><text:span text:style-name="T25">T</text:span><text:span text:style-name="T16">&gt;* remove(</text:span><text:span text:style-name="T25">node</text:span><text:span text:style-name="T16">&lt;</text:span><text:span text:style-name="T25">T</text:span><text:span text:style-name="T16">&gt;*, </text:span><text:span text:style-name="T24">const</text:span><text:span text:style-name="T16"> std::</text:span><text:span text:style-name="T25">shared_ptr</text:span><text:span text:style-name="T16">&lt;</text:span><text:span text:style-name="T25">T</text:span><text:span text:style-name="T16">&gt;&amp;);</text:span></text:p>
            <text:p text:style-name="Standard"><text:span text:style-name="T16"><text:tab/></text:span><text:span text:style-name="T25">node</text:span><text:span text:style-name="T16">&lt;</text:span><text:span text:style-name="T25">T</text:span><text:span text:style-name="T16">&gt;* unlink_min(</text:span><text:span text:style-name="T25">node</text:span><text:span text:style-name="T16">&lt;</text:span><text:span text:style-name="T25">T</text:span><text:span text:style-name="T16">&gt;*);</text:span></text:p>
            <text:p text:style-name="Standard"><text:span text:style-name="T16"><text:tab/></text:span><text:span text:style-name="T24">void</text:span><text:span text:style-name="T16"> print(std::</text:span><text:span text:style-name="T25">ostream</text:span><text:span text:style-name="T16">&amp;, </text:span><text:span text:style-name="T25">node</text:span><text:span text:style-name="T16">&lt;</text:span><text:span text:style-name="T25">T</text:span><text:span text:style-name="T16">&gt;*, </text:span><text:span text:style-name="T24">int</text:span><text:span text:style-name="T16">);</text:span></text:p>
            <text:p text:style-name="Standard"><text:span text:style-name="T16"><text:tab/></text:span><text:span text:style-name="T25">node</text:span><text:span text:style-name="T16">&lt;</text:span><text:span text:style-name="T25">T</text:span><text:span text:style-name="T16">&gt;* del(</text:span><text:span text:style-name="T25">node</text:span><text:span text:style-name="T16">&lt;</text:span><text:span text:style-name="T25">T</text:span><text:span text:style-name="T16">&gt;*);</text:span></text:p>
            <text:p text:style-name="P5"/>
            <text:p text:style-name="Standard"><text:span text:style-name="T16"><text:tab/></text:span><text:span text:style-name="T24">friend</text:span><text:span text:style-name="T16"> std::</text:span><text:span text:style-name="T25">ostream</text:span><text:span text:style-name="T16">&amp; </text:span><text:span text:style-name="T24">operator</text:span><text:span text:style-name="T16">&lt;&lt; (std::</text:span><text:span text:style-name="T25">ostream</text:span><text:span text:style-name="T16"> &amp;</text:span><text:span text:style-name="T14">os</text:span><text:span text:style-name="T16">, </text:span><text:span text:style-name="T25">BinaryTree</text:span><text:span text:style-name="T16">&lt;</text:span><text:span text:style-name="T25">T</text:span><text:span text:style-name="T16">&gt; &amp;</text:span><text:span text:style-name="T14">bt</text:span><text:span text:style-name="T16">) {</text:span></text:p>
            <text:p text:style-name="Standard"><text:span text:style-name="T16"><text:tab/><text:tab/></text:span><text:span text:style-name="T14">bt</text:span><text:span text:style-name="T16">.print(</text:span><text:span text:style-name="T14">os</text:span><text:span text:style-name="T16">, </text:span><text:span text:style-name="T14">bt</text:span><text:span text:style-name="T16">.m_root, 0);</text:span></text:p>
            <text:p text:style-name="Standard"><text:span text:style-name="T16"><text:tab/><text:tab/></text:span><text:span text:style-name="T24">return</text:span><text:span text:style-name="T16"> </text:span><text:span text:style-name="T14">os</text:span><text:span text:style-name="T16">;</text:span></text:p>
            <text:p text:style-name="P5"><text:tab/>}</text:p>
            <text:p text:style-name="P5">};</text:p>
            <text:p text:style-name="Standard"><text:span text:style-name="T24">template</text:span><text:span text:style-name="T16">&lt;</text:span><text:span text:style-name="T24">typename</text:span><text:span text:style-name="T16"> </text:span><text:span text:style-name="T25">T</text:span><text:span text:style-name="T16">&gt;</text:span></text:p>
            <text:p text:style-name="Standard"><text:span text:style-name="T25">node</text:span><text:span text:style-name="T16">&lt;</text:span><text:span text:style-name="T25">T</text:span><text:span text:style-name="T16">&gt;::node(std::</text:span><text:span text:style-name="T25">shared_ptr</text:span><text:span text:style-name="T16">&lt;</text:span><text:span text:style-name="T25">T</text:span><text:span text:style-name="T16">&gt; </text:span><text:span text:style-name="T24">const</text:span><text:span text:style-name="T16"> &amp;</text:span><text:span text:style-name="T14">f</text:span><text:span text:style-name="T16">) {</text:span></text:p>
            <text:p text:style-name="Standard"><text:span text:style-name="T16"><text:tab/>obj = </text:span><text:span text:style-name="T14">f</text:span><text:span text:style-name="T16">;</text:span></text:p>
            <text:p text:style-name="Standard"><text:span text:style-name="T16"><text:tab/>left = right = </text:span><text:span text:style-name="T24">nullptr</text:span><text:span text:style-name="T16">;</text:span></text:p>
            <text:p text:style-name="P5">}</text:p>
            <text:p text:style-name="Standard"><text:span text:style-name="T24">template</text:span><text:span text:style-name="T16">&lt;</text:span><text:span text:style-name="T24">typename</text:span><text:span text:style-name="T16"> </text:span><text:span text:style-name="T25">T</text:span><text:span text:style-name="T16">&gt;</text:span></text:p>
            <text:p text:style-name="Standard"><text:span text:style-name="T25">BinaryTree</text:span><text:span text:style-name="T16">&lt;</text:span><text:span text:style-name="T25">T</text:span><text:span text:style-name="T16">&gt;::BinaryTree() {</text:span></text:p>
            <text:p text:style-name="Standard"><text:span text:style-name="T16"><text:tab/>m_root = </text:span><text:span text:style-name="T24">nullptr</text:span><text:span text:style-name="T16">;</text:span></text:p>
            <text:p text:style-name="P5">}</text:p>
            <text:p text:style-name="Standard"><text:span text:style-name="T24">template</text:span><text:span text:style-name="T16">&lt;</text:span><text:span text:style-name="T24">typename</text:span><text:span text:style-name="T16"> </text:span><text:span text:style-name="T25">T</text:span><text:span text:style-name="T16">&gt;</text:span></text:p>
            <text:p text:style-name="Standard"><text:span text:style-name="T25">BinaryTree</text:span><text:span text:style-name="T16">&lt;</text:span><text:span text:style-name="T25">T</text:span><text:span text:style-name="T16">&gt;::~BinaryTree() {</text:span></text:p>
            <text:p text:style-name="P5"><text:tab/>m_root = del(m_root);</text:p>
            <text:p text:style-name="P5">}</text:p>
            <text:p text:style-name="Standard"><text:soft-page-break/><text:span text:style-name="T24">template</text:span><text:span text:style-name="T16">&lt;</text:span><text:span text:style-name="T24">typename</text:span><text:span text:style-name="T16"> </text:span><text:span text:style-name="T25">T</text:span><text:span text:style-name="T16">&gt;</text:span></text:p>
            <text:p text:style-name="Standard"><text:span text:style-name="T24">void</text:span><text:span text:style-name="T16"> </text:span><text:span text:style-name="T25">BinaryTree</text:span><text:span text:style-name="T16">&lt;</text:span><text:span text:style-name="T25">T</text:span><text:span text:style-name="T16">&gt;::Insert(</text:span><text:span text:style-name="T24">const</text:span><text:span text:style-name="T16"> std::</text:span><text:span text:style-name="T25">shared_ptr</text:span><text:span text:style-name="T16">&lt;</text:span><text:span text:style-name="T25">T</text:span><text:span text:style-name="T16">&gt; &amp;</text:span><text:span text:style-name="T14">f</text:span><text:span text:style-name="T16">) {</text:span></text:p>
            <text:p text:style-name="Standard"><text:span text:style-name="T16"><text:tab/>m_root = insert(m_root, </text:span><text:span text:style-name="T24">new</text:span><text:span text:style-name="T16"> </text:span><text:span text:style-name="T25">node</text:span><text:span text:style-name="T16">&lt;</text:span><text:span text:style-name="T25">T</text:span><text:span text:style-name="T16">&gt;(</text:span><text:span text:style-name="T14">f</text:span><text:span text:style-name="T16">));</text:span></text:p>
            <text:p text:style-name="P5">}</text:p>
            <text:p text:style-name="Standard"><text:span text:style-name="T24">template</text:span><text:span text:style-name="T16">&lt;</text:span><text:span text:style-name="T24">typename</text:span><text:span text:style-name="T16"> </text:span><text:span text:style-name="T25">T</text:span><text:span text:style-name="T16">&gt;</text:span></text:p>
            <text:p text:style-name="Standard"><text:span text:style-name="T24">void</text:span><text:span text:style-name="T16"> </text:span><text:span text:style-name="T25">BinaryTree</text:span><text:span text:style-name="T16">&lt;</text:span><text:span text:style-name="T25">T</text:span><text:span text:style-name="T16">&gt;::Erase(</text:span><text:span text:style-name="T24">const</text:span><text:span text:style-name="T16"> std::</text:span><text:span text:style-name="T25">shared_ptr</text:span><text:span text:style-name="T16">&lt;</text:span><text:span text:style-name="T25">T</text:span><text:span text:style-name="T16">&gt; &amp;</text:span><text:span text:style-name="T14">f</text:span><text:span text:style-name="T16">) {</text:span></text:p>
            <text:p text:style-name="Standard"><text:span text:style-name="T16"><text:tab/>m_root = remove(m_root, </text:span><text:span text:style-name="T14">f</text:span><text:span text:style-name="T16">);</text:span></text:p>
            <text:p text:style-name="P5">}</text:p>
            <text:p text:style-name="Standard"><text:span text:style-name="T24">template</text:span><text:span text:style-name="T16">&lt;</text:span><text:span text:style-name="T24">typename</text:span><text:span text:style-name="T16"> </text:span><text:span text:style-name="T25">T</text:span><text:span text:style-name="T16">&gt;</text:span></text:p>
            <text:p text:style-name="Standard"><text:span text:style-name="T16">std::</text:span><text:span text:style-name="T25">shared_ptr</text:span><text:span text:style-name="T16">&lt;</text:span><text:span text:style-name="T25">T</text:span><text:span text:style-name="T16">&gt; </text:span><text:span text:style-name="T25">BinaryTree</text:span><text:span text:style-name="T16">&lt;</text:span><text:span text:style-name="T25">T</text:span><text:span text:style-name="T16">&gt;::Find(</text:span><text:span text:style-name="T24">const</text:span><text:span text:style-name="T16"> std::</text:span><text:span text:style-name="T25">shared_ptr</text:span><text:span text:style-name="T16">&lt;</text:span><text:span text:style-name="T25">T</text:span><text:span text:style-name="T16">&gt; &amp;</text:span><text:span text:style-name="T14">f</text:span><text:span text:style-name="T16">) {</text:span></text:p>
            <text:p text:style-name="Standard"><text:span text:style-name="T16"><text:tab/></text:span><text:span text:style-name="T25">node</text:span><text:span text:style-name="T16">&lt;</text:span><text:span text:style-name="T25">T</text:span><text:span text:style-name="T16">&gt;* temp = find(m_root, </text:span><text:span text:style-name="T14">f</text:span><text:span text:style-name="T16">);</text:span></text:p>
            <text:p text:style-name="Standard"><text:span text:style-name="T16"><text:tab/></text:span><text:span text:style-name="T24">if</text:span><text:span text:style-name="T16"> (temp)</text:span></text:p>
            <text:p text:style-name="Standard"><text:span text:style-name="T16"><text:tab/><text:tab/></text:span><text:span text:style-name="T24">return</text:span><text:span text:style-name="T16"> temp-&gt;obj;</text:span></text:p>
            <text:p text:style-name="Standard"><text:span text:style-name="T16"><text:tab/></text:span><text:span text:style-name="T24">else</text:span></text:p>
            <text:p text:style-name="Standard"><text:span text:style-name="T16"><text:tab/><text:tab/></text:span><text:span text:style-name="T24">return</text:span><text:span text:style-name="T16"> std::</text:span><text:span text:style-name="T25">shared_ptr</text:span><text:span text:style-name="T16">&lt;</text:span><text:span text:style-name="T25">T</text:span><text:span text:style-name="T16">&gt;(</text:span><text:span text:style-name="T24">nullptr</text:span><text:span text:style-name="T16">);</text:span></text:p>
            <text:p text:style-name="Standard"><text:span text:style-name="T16"><text:tab/></text:span><text:span text:style-name="T27">//return temp != nullptr ? temp-&gt;obj : std::shared_ptr&lt;Figure&gt;(nullptr));</text:span></text:p>
            <text:p text:style-name="P5">}</text:p>
            <text:p text:style-name="Standard"><text:span text:style-name="T24">template</text:span><text:span text:style-name="T16">&lt;</text:span><text:span text:style-name="T24">typename</text:span><text:span text:style-name="T16"> </text:span><text:span text:style-name="T25">T</text:span><text:span text:style-name="T16">&gt;</text:span></text:p>
            <text:p text:style-name="Standard"><text:span text:style-name="T24">void</text:span><text:span text:style-name="T16"> </text:span><text:span text:style-name="T25">BinaryTree</text:span><text:span text:style-name="T16">&lt;</text:span><text:span text:style-name="T25">T</text:span><text:span text:style-name="T16">&gt;::Print() {</text:span></text:p>
            <text:p text:style-name="P5"><text:tab/>print(std::cout, m_root, 0);</text:p>
            <text:p text:style-name="P5">}</text:p>
            <text:p text:style-name="Standard"><text:span text:style-name="T24">template</text:span><text:span text:style-name="T16">&lt;</text:span><text:span text:style-name="T24">typename</text:span><text:span text:style-name="T16"> </text:span><text:span text:style-name="T25">T</text:span><text:span text:style-name="T16">&gt;</text:span></text:p>
            <text:p text:style-name="Standard"><text:span text:style-name="T25">node</text:span><text:span text:style-name="T16">&lt;</text:span><text:span text:style-name="T25">T</text:span><text:span text:style-name="T16">&gt;* </text:span><text:span text:style-name="T25">BinaryTree</text:span><text:span text:style-name="T16">&lt;</text:span><text:span text:style-name="T25">T</text:span><text:span text:style-name="T16">&gt;::insert(</text:span><text:span text:style-name="T25">node</text:span><text:span text:style-name="T16">&lt;</text:span><text:span text:style-name="T25">T</text:span><text:span text:style-name="T16">&gt;* </text:span><text:span text:style-name="T14">tree</text:span><text:span text:style-name="T16">, </text:span><text:span text:style-name="T25">node</text:span><text:span text:style-name="T16">&lt;</text:span><text:span text:style-name="T25">T</text:span><text:span text:style-name="T16">&gt;* </text:span><text:span text:style-name="T14">fresh</text:span><text:span text:style-name="T16">) {</text:span></text:p>
            <text:p text:style-name="Standard"><text:span text:style-name="T16"><text:tab/></text:span><text:span text:style-name="T24">if</text:span><text:span text:style-name="T16"> (!</text:span><text:span text:style-name="T14">tree</text:span><text:span text:style-name="T16">)</text:span></text:p>
            <text:p text:style-name="Standard"><text:span text:style-name="T16"><text:tab/><text:tab/></text:span><text:span text:style-name="T24">return</text:span><text:span text:style-name="T16"> </text:span><text:span text:style-name="T14">fresh</text:span><text:span text:style-name="T16">;</text:span></text:p>
            <text:p text:style-name="Standard"><text:span text:style-name="T16"><text:tab/></text:span><text:span text:style-name="T24">if</text:span><text:span text:style-name="T16"> (*(</text:span><text:span text:style-name="T14">fresh</text:span><text:span text:style-name="T16">-&gt;obj) &lt; *(</text:span><text:span text:style-name="T14">tree</text:span><text:span text:style-name="T16">-&gt;obj))</text:span></text:p>
            <text:p text:style-name="Standard"><text:span text:style-name="T16"><text:tab/><text:tab/></text:span><text:span text:style-name="T14">tree</text:span><text:span text:style-name="T16">-&gt;left = insert(</text:span><text:span text:style-name="T14">tree</text:span><text:span text:style-name="T16">-&gt;left, </text:span><text:span text:style-name="T14">fresh</text:span><text:span text:style-name="T16">);</text:span></text:p>
            <text:p text:style-name="Standard"><text:span text:style-name="T16"><text:tab/></text:span><text:span text:style-name="T24">else</text:span></text:p>
            <text:p text:style-name="Standard"><text:span text:style-name="T16"><text:tab/><text:tab/></text:span><text:span text:style-name="T14">tree</text:span><text:span text:style-name="T16">-&gt;right = insert(</text:span><text:span text:style-name="T14">tree</text:span><text:span text:style-name="T16">-&gt;right, </text:span><text:span text:style-name="T14">fresh</text:span><text:span text:style-name="T16">);</text:span></text:p>
            <text:p text:style-name="Standard"><text:span text:style-name="T16"><text:tab/></text:span><text:span text:style-name="T24">return</text:span><text:span text:style-name="T16"> </text:span><text:span text:style-name="T14">tree</text:span><text:span text:style-name="T16">;</text:span></text:p>
            <text:p text:style-name="P5">}</text:p>
            <text:p text:style-name="Standard"><text:span text:style-name="T24">template</text:span><text:span text:style-name="T16">&lt;</text:span><text:span text:style-name="T24">typename</text:span><text:span text:style-name="T16"> </text:span><text:span text:style-name="T25">T</text:span><text:span text:style-name="T16">&gt;</text:span></text:p>
            <text:p text:style-name="Standard"><text:span text:style-name="T25">node</text:span><text:span text:style-name="T16">&lt;</text:span><text:span text:style-name="T25">T</text:span><text:span text:style-name="T16">&gt;* </text:span><text:span text:style-name="T25">BinaryTree</text:span><text:span text:style-name="T16">&lt;</text:span><text:span text:style-name="T25">T</text:span><text:span text:style-name="T16">&gt;::find(</text:span><text:span text:style-name="T25">node</text:span><text:span text:style-name="T16">&lt;</text:span><text:span text:style-name="T25">T</text:span><text:span text:style-name="T16">&gt;* </text:span><text:span text:style-name="T14">tree</text:span><text:span text:style-name="T16">, </text:span><text:span text:style-name="T24">const</text:span><text:span text:style-name="T16"> std::</text:span><text:span text:style-name="T25">shared_ptr</text:span><text:span text:style-name="T16">&lt;</text:span><text:span text:style-name="T25">T</text:span><text:span text:style-name="T16">&gt; &amp;</text:span><text:span text:style-name="T14">f</text:span><text:span text:style-name="T16">) {</text:span></text:p>
            <text:p text:style-name="Standard"><text:span text:style-name="T16"><text:tab/></text:span><text:span text:style-name="T24">while</text:span><text:span text:style-name="T16"> (</text:span><text:span text:style-name="T14">tree</text:span><text:span text:style-name="T16"> != </text:span><text:span text:style-name="T24">nullptr</text:span><text:span text:style-name="T16">)</text:span></text:p>
            <text:p text:style-name="Standard"><text:span text:style-name="T16"><text:tab/><text:tab/></text:span><text:span text:style-name="T24">if</text:span><text:span text:style-name="T16"> (*</text:span><text:span text:style-name="T14">f</text:span><text:span text:style-name="T16"> &lt; *(</text:span><text:span text:style-name="T14">tree</text:span><text:span text:style-name="T16">-&gt;obj))</text:span></text:p>
            <text:p text:style-name="Standard"><text:span text:style-name="T16"><text:tab/><text:tab/><text:tab/></text:span><text:span text:style-name="T14">tree</text:span><text:span text:style-name="T16"> = </text:span><text:span text:style-name="T14">tree</text:span><text:span text:style-name="T16">-&gt;left;</text:span></text:p>
            <text:p text:style-name="Standard"><text:span text:style-name="T16"><text:tab/><text:tab/></text:span><text:span text:style-name="T24">else</text:span><text:span text:style-name="T16"> </text:span><text:span text:style-name="T24">if</text:span><text:span text:style-name="T16"> (*</text:span><text:span text:style-name="T14">f</text:span><text:span text:style-name="T16"> &gt; *(</text:span><text:span text:style-name="T14">tree</text:span><text:span text:style-name="T16">-&gt;obj))</text:span></text:p>
            <text:p text:style-name="Standard"><text:span text:style-name="T16"><text:tab/><text:tab/><text:tab/></text:span><text:span text:style-name="T14">tree</text:span><text:span text:style-name="T16"> = </text:span><text:span text:style-name="T14">tree</text:span><text:span text:style-name="T16">-&gt;right;</text:span></text:p>
            <text:p text:style-name="Standard"><text:span text:style-name="T16"><text:tab/><text:tab/></text:span><text:span text:style-name="T24">else</text:span></text:p>
            <text:p text:style-name="Standard"><text:span text:style-name="T16"><text:tab/><text:tab/><text:tab/></text:span><text:span text:style-name="T24">break</text:span><text:span text:style-name="T16">;</text:span></text:p>
            <text:p text:style-name="Standard"><text:span text:style-name="T16"><text:tab/></text:span><text:span text:style-name="T24">return</text:span><text:span text:style-name="T16"> </text:span><text:span text:style-name="T14">tree</text:span><text:span text:style-name="T16">;</text:span></text:p>
            <text:p text:style-name="P5">}</text:p>
            <text:p text:style-name="Standard"><text:span text:style-name="T24">template</text:span><text:span text:style-name="T16">&lt;</text:span><text:span text:style-name="T24">typename</text:span><text:span text:style-name="T16"> </text:span><text:span text:style-name="T25">T</text:span><text:span text:style-name="T16">&gt;</text:span></text:p>
            <text:p text:style-name="Standard"><text:span text:style-name="T25">node</text:span><text:span text:style-name="T16">&lt;</text:span><text:span text:style-name="T25">T</text:span><text:span text:style-name="T16">&gt;* </text:span><text:span text:style-name="T25">BinaryTree</text:span><text:span text:style-name="T16">&lt;</text:span><text:span text:style-name="T25">T</text:span><text:span text:style-name="T16">&gt;::remove(</text:span><text:span text:style-name="T25">node</text:span><text:span text:style-name="T16">&lt;</text:span><text:span text:style-name="T25">T</text:span><text:span text:style-name="T16">&gt; *</text:span><text:span text:style-name="T14">tree</text:span><text:span text:style-name="T16">, </text:span><text:span text:style-name="T24">const</text:span><text:span text:style-name="T16"> std::</text:span><text:span text:style-name="T25">shared_ptr</text:span><text:span text:style-name="T16">&lt;</text:span><text:span text:style-name="T25">T</text:span><text:span text:style-name="T16">&gt; &amp;</text:span><text:span text:style-name="T14">f</text:span><text:span text:style-name="T16">) {</text:span></text:p>
            <text:p text:style-name="Standard"><text:span text:style-name="T16"><text:tab/></text:span><text:span text:style-name="T24">if</text:span><text:span text:style-name="T16"> (</text:span><text:span text:style-name="T14">tree</text:span><text:span text:style-name="T16"> == </text:span><text:span text:style-name="T24">nullptr</text:span><text:span text:style-name="T16">)</text:span></text:p>
            <text:p text:style-name="Standard"><text:span text:style-name="T16"><text:tab/><text:tab/></text:span><text:span text:style-name="T24">return</text:span><text:span text:style-name="T16"> </text:span><text:span text:style-name="T14">tree</text:span><text:span text:style-name="T16">;</text:span></text:p>
            <text:p text:style-name="Standard"><text:span text:style-name="T16"><text:tab/></text:span><text:span text:style-name="T24">if</text:span><text:span text:style-name="T16"> (*</text:span><text:span text:style-name="T14">f</text:span><text:span text:style-name="T16"> &lt; *(</text:span><text:span text:style-name="T14">tree</text:span><text:span text:style-name="T16">-&gt;obj))</text:span></text:p>
            <text:p text:style-name="Standard"><text:span text:style-name="T16"><text:tab/><text:tab/></text:span><text:span text:style-name="T14">tree</text:span><text:span text:style-name="T16">-&gt;left = remove(</text:span><text:span text:style-name="T14">tree</text:span><text:span text:style-name="T16">-&gt;left, </text:span><text:span text:style-name="T14">f</text:span><text:span text:style-name="T16">);</text:span></text:p>
            <text:p text:style-name="Standard"><text:span text:style-name="T16"><text:tab/></text:span><text:span text:style-name="T24">else</text:span><text:span text:style-name="T16"> </text:span><text:span text:style-name="T24">if</text:span><text:span text:style-name="T16"> (*</text:span><text:span text:style-name="T14">f</text:span><text:span text:style-name="T16"> &gt; *(</text:span><text:span text:style-name="T14">tree</text:span><text:span text:style-name="T16">-&gt;obj))</text:span></text:p>
            <text:p text:style-name="Standard"><text:span text:style-name="T16"><text:tab/><text:tab/></text:span><text:span text:style-name="T14">tree</text:span><text:span text:style-name="T16">-&gt;right = remove(</text:span><text:span text:style-name="T14">tree</text:span><text:span text:style-name="T16">-&gt;right, </text:span><text:span text:style-name="T14">f</text:span><text:span text:style-name="T16">);</text:span></text:p>
            <text:p text:style-name="Standard"><text:span text:style-name="T16"><text:tab/></text:span><text:span text:style-name="T24">else</text:span><text:span text:style-name="T16"> {</text:span></text:p>
            <text:p text:style-name="Standard"><text:span text:style-name="T16"><text:tab/><text:tab/></text:span><text:span text:style-name="T24">if</text:span><text:span text:style-name="T16"> (!</text:span><text:span text:style-name="T14">tree</text:span><text:span text:style-name="T16">-&gt;left)</text:span></text:p>
            <text:p text:style-name="Standard"><text:span text:style-name="T16"><text:tab/><text:tab/><text:tab/></text:span><text:span text:style-name="T24">return</text:span><text:span text:style-name="T16"> </text:span><text:span text:style-name="T14">tree</text:span><text:span text:style-name="T16">-&gt;right;</text:span></text:p>
            <text:p text:style-name="Standard"><text:span text:style-name="T16"><text:tab/><text:tab/></text:span><text:span text:style-name="T24">else</text:span><text:span text:style-name="T16"> </text:span><text:span text:style-name="T24">if</text:span><text:span text:style-name="T16"> (!</text:span><text:span text:style-name="T14">tree</text:span><text:span text:style-name="T16">-&gt;right)</text:span></text:p>
            <text:p text:style-name="Standard"><text:span text:style-name="T16"><text:tab/><text:tab/><text:tab/></text:span><text:span text:style-name="T24">return</text:span><text:span text:style-name="T16"> </text:span><text:span text:style-name="T14">tree</text:span><text:span text:style-name="T16">-&gt;left;</text:span></text:p>
            <text:p text:style-name="Standard"><text:span text:style-name="T16"><text:tab/><text:tab/></text:span><text:span text:style-name="T24">else</text:span><text:span text:style-name="T16"> {</text:span></text:p>
            <text:p text:style-name="Standard"><text:span text:style-name="T16"><text:tab/><text:tab/><text:tab/></text:span><text:span text:style-name="T25">node</text:span><text:span text:style-name="T16">&lt;</text:span><text:span text:style-name="T25">T</text:span><text:span text:style-name="T16">&gt; *m = unlink_min(</text:span><text:span text:style-name="T14">tree</text:span><text:span text:style-name="T16">-&gt;right);</text:span></text:p>
            <text:p text:style-name="Standard"><text:span text:style-name="T16"><text:tab/><text:tab/><text:tab/></text:span><text:span text:style-name="T14">tree</text:span><text:span text:style-name="T16">-&gt;obj = m-&gt;obj;</text:span></text:p>
            <text:p text:style-name="Standard"><text:span text:style-name="T16"><text:tab/><text:tab/><text:tab/></text:span><text:span text:style-name="T24">if</text:span><text:span text:style-name="T16"> (</text:span><text:span text:style-name="T14">tree</text:span><text:span text:style-name="T16">-&gt;right == m) {</text:span></text:p>
            <text:p text:style-name="Standard"><text:span text:style-name="T16"><text:tab/><text:tab/><text:tab/><text:tab/></text:span><text:span text:style-name="T14">tree</text:span><text:span text:style-name="T16">-&gt;right = m-&gt;right;</text:span></text:p>
            <text:p text:style-name="P5"><text:soft-page-break/><text:tab/><text:tab/><text:tab/>}</text:p>
            <text:p text:style-name="Standard"><text:span text:style-name="T16"><text:tab/><text:tab/><text:tab/></text:span><text:span text:style-name="T24">else</text:span><text:span text:style-name="T16"> {</text:span></text:p>
            <text:p text:style-name="Standard"><text:span text:style-name="T16"><text:tab/><text:tab/><text:tab/><text:tab/></text:span><text:span text:style-name="T14">tree</text:span><text:span text:style-name="T16">-&gt;right = m-&gt;right;</text:span></text:p>
            <text:p text:style-name="Standard"><text:span text:style-name="T16"><text:tab/><text:tab/><text:tab/><text:tab/></text:span><text:span text:style-name="T14">tree</text:span><text:span text:style-name="T16">-&gt;right-&gt;left = m-&gt;left;</text:span></text:p>
            <text:p text:style-name="P5"><text:tab/><text:tab/><text:tab/>}</text:p>
            <text:p text:style-name="P5"><text:tab/><text:tab/>}</text:p>
            <text:p text:style-name="P5"><text:tab/>}</text:p>
            <text:p text:style-name="Standard"><text:span text:style-name="T16"><text:tab/></text:span><text:span text:style-name="T24">return</text:span><text:span text:style-name="T16"> </text:span><text:span text:style-name="T14">tree</text:span><text:span text:style-name="T16">;</text:span></text:p>
            <text:p text:style-name="P5">}</text:p>
            <text:p text:style-name="Standard"><text:span text:style-name="T24">template</text:span><text:span text:style-name="T16">&lt;</text:span><text:span text:style-name="T24">typename</text:span><text:span text:style-name="T16"> </text:span><text:span text:style-name="T25">T</text:span><text:span text:style-name="T16">&gt;</text:span></text:p>
            <text:p text:style-name="Standard"><text:span text:style-name="T25">node</text:span><text:span text:style-name="T16">&lt;</text:span><text:span text:style-name="T25">T</text:span><text:span text:style-name="T16">&gt;* </text:span><text:span text:style-name="T25">BinaryTree</text:span><text:span text:style-name="T16">&lt;</text:span><text:span text:style-name="T25">T</text:span><text:span text:style-name="T16">&gt;::unlink_min(</text:span><text:span text:style-name="T25">node</text:span><text:span text:style-name="T16">&lt;</text:span><text:span text:style-name="T25">T</text:span><text:span text:style-name="T16">&gt; *</text:span><text:span text:style-name="T14">tree</text:span><text:span text:style-name="T16">) {</text:span></text:p>
            <text:p text:style-name="Standard"><text:span text:style-name="T16"><text:tab/></text:span><text:span text:style-name="T25">node</text:span><text:span text:style-name="T16">&lt;</text:span><text:span text:style-name="T25">T</text:span><text:span text:style-name="T16">&gt;* parent = </text:span><text:span text:style-name="T24">nullptr</text:span><text:span text:style-name="T16">;</text:span></text:p>
            <text:p text:style-name="Standard"><text:span text:style-name="T16"><text:tab/></text:span><text:span text:style-name="T24">while</text:span><text:span text:style-name="T16"> (</text:span><text:span text:style-name="T14">tree</text:span><text:span text:style-name="T16">-&gt;left) {</text:span></text:p>
            <text:p text:style-name="Standard"><text:span text:style-name="T16"><text:tab/><text:tab/>parent = </text:span><text:span text:style-name="T14">tree</text:span><text:span text:style-name="T16">;</text:span></text:p>
            <text:p text:style-name="Standard"><text:span text:style-name="T16"><text:tab/><text:tab/></text:span><text:span text:style-name="T14">tree</text:span><text:span text:style-name="T16"> = </text:span><text:span text:style-name="T14">tree</text:span><text:span text:style-name="T16">-&gt;left;</text:span></text:p>
            <text:p text:style-name="P5"><text:tab/>}</text:p>
            <text:p text:style-name="Standard"><text:span text:style-name="T16"><text:tab/></text:span><text:span text:style-name="T24">if</text:span><text:span text:style-name="T16"> (parent) {</text:span></text:p>
            <text:p text:style-name="Standard"><text:span text:style-name="T16"><text:tab/><text:tab/>parent-&gt;left = </text:span><text:span text:style-name="T14">tree</text:span><text:span text:style-name="T16">-&gt;right;</text:span></text:p>
            <text:p text:style-name="P5"><text:tab/>}</text:p>
            <text:p text:style-name="Standard"><text:span text:style-name="T16"><text:tab/></text:span><text:span text:style-name="T24">return</text:span><text:span text:style-name="T16"> </text:span><text:span text:style-name="T14">tree</text:span><text:span text:style-name="T16">;</text:span></text:p>
            <text:p text:style-name="P5">}</text:p>
            <text:p text:style-name="Standard"><text:span text:style-name="T24">template</text:span><text:span text:style-name="T16">&lt;</text:span><text:span text:style-name="T24">typename</text:span><text:span text:style-name="T16"> </text:span><text:span text:style-name="T25">T</text:span><text:span text:style-name="T16">&gt;</text:span></text:p>
            <text:p text:style-name="Standard"><text:span text:style-name="T24">void</text:span><text:span text:style-name="T16"> </text:span><text:span text:style-name="T25">BinaryTree</text:span><text:span text:style-name="T16">&lt;</text:span><text:span text:style-name="T25">T</text:span><text:span text:style-name="T16">&gt;::print(std::</text:span><text:span text:style-name="T25">ostream</text:span><text:span text:style-name="T16"> &amp;</text:span><text:span text:style-name="T14">os</text:span><text:span text:style-name="T16">, </text:span><text:span text:style-name="T25">node</text:span><text:span text:style-name="T16">&lt;</text:span><text:span text:style-name="T25">T</text:span><text:span text:style-name="T16">&gt; *</text:span><text:span text:style-name="T14">tree</text:span><text:span text:style-name="T16">, </text:span><text:span text:style-name="T24">int</text:span><text:span text:style-name="T16"> </text:span><text:span text:style-name="T14">tab</text:span><text:span text:style-name="T16">) {</text:span></text:p>
            <text:p text:style-name="Standard"><text:span text:style-name="T16"><text:tab/></text:span><text:span text:style-name="T24">const</text:span><text:span text:style-name="T16"> </text:span><text:span text:style-name="T24">int</text:span><text:span text:style-name="T16"> tab_incr = 2;</text:span></text:p>
            <text:p text:style-name="Standard"><text:span text:style-name="T16"><text:tab/></text:span><text:span text:style-name="T24">if</text:span><text:span text:style-name="T16"> (!</text:span><text:span text:style-name="T14">tree</text:span><text:span text:style-name="T16">)</text:span></text:p>
            <text:p text:style-name="Standard"><text:span text:style-name="T16"><text:tab/><text:tab/></text:span><text:span text:style-name="T24">return</text:span><text:span text:style-name="T16">;</text:span></text:p>
            <text:p text:style-name="Standard"><text:span text:style-name="T16"><text:tab/>print(</text:span><text:span text:style-name="T14">os</text:span><text:span text:style-name="T16">, </text:span><text:span text:style-name="T14">tree</text:span><text:span text:style-name="T16">-&gt;left, </text:span><text:span text:style-name="T14">tab</text:span><text:span text:style-name="T16"> + tab_incr);</text:span></text:p>
            <text:p text:style-name="Standard"><text:span text:style-name="T16"><text:tab/></text:span><text:span text:style-name="T24">for</text:span><text:span text:style-name="T16"> (</text:span><text:span text:style-name="T24">int</text:span><text:span text:style-name="T16"> i = 0; i &lt; </text:span><text:span text:style-name="T14">tab</text:span><text:span text:style-name="T16">; ++i)</text:span></text:p>
            <text:p text:style-name="Standard"><text:span text:style-name="T16"><text:tab/><text:tab/></text:span><text:span text:style-name="T14">os</text:span><text:span text:style-name="T16"> </text:span><text:span text:style-name="T29">&lt;&lt;</text:span><text:span text:style-name="T16"> </text:span><text:span text:style-name="T22">' '</text:span><text:span text:style-name="T16">;</text:span></text:p>
            <text:p text:style-name="Standard"><text:span text:style-name="T16"><text:tab/></text:span><text:span text:style-name="T14">os</text:span><text:span text:style-name="T16"> &lt;&lt; *(</text:span><text:span text:style-name="T14">tree</text:span><text:span text:style-name="T16">-&gt;obj) &lt;&lt; std::endl;</text:span></text:p>
            <text:p text:style-name="Standard"><text:span text:style-name="T16"><text:tab/></text:span><text:span text:style-name="T27">//tree-&gt;obj-&gt;Print(os);</text:span></text:p>
            <text:p text:style-name="Standard"><text:span text:style-name="T16"><text:tab/>print(</text:span><text:span text:style-name="T14">os</text:span><text:span text:style-name="T16">, </text:span><text:span text:style-name="T14">tree</text:span><text:span text:style-name="T16">-&gt;right, </text:span><text:span text:style-name="T14">tab</text:span><text:span text:style-name="T16"> + tab_incr);</text:span></text:p>
            <text:p text:style-name="P5">}</text:p>
            <text:p text:style-name="Standard"><text:span text:style-name="T24">template</text:span><text:span text:style-name="T16">&lt;</text:span><text:span text:style-name="T24">typename</text:span><text:span text:style-name="T16"> </text:span><text:span text:style-name="T25">T</text:span><text:span text:style-name="T16">&gt;</text:span></text:p>
            <text:p text:style-name="Standard"><text:span text:style-name="T25">node</text:span><text:span text:style-name="T16">&lt;</text:span><text:span text:style-name="T25">T</text:span><text:span text:style-name="T16">&gt;* </text:span><text:span text:style-name="T25">BinaryTree</text:span><text:span text:style-name="T16">&lt;</text:span><text:span text:style-name="T25">T</text:span><text:span text:style-name="T16">&gt;::del(</text:span><text:span text:style-name="T25">node</text:span><text:span text:style-name="T16">&lt;</text:span><text:span text:style-name="T25">T</text:span><text:span text:style-name="T16">&gt;* </text:span><text:span text:style-name="T14">tree</text:span><text:span text:style-name="T16">) {</text:span></text:p>
            <text:p text:style-name="Standard"><text:span text:style-name="T16"><text:tab/></text:span><text:span text:style-name="T24">if</text:span><text:span text:style-name="T16"> (!</text:span><text:span text:style-name="T14">tree</text:span><text:span text:style-name="T16">)</text:span></text:p>
            <text:p text:style-name="Standard"><text:span text:style-name="T16"><text:tab/><text:tab/></text:span><text:span text:style-name="T24">return</text:span><text:span text:style-name="T16"> </text:span><text:span text:style-name="T24">nullptr</text:span><text:span text:style-name="T16">;</text:span></text:p>
            <text:p text:style-name="Standard"><text:span text:style-name="T16"><text:tab/></text:span><text:span text:style-name="T14">tree</text:span><text:span text:style-name="T16">-&gt;left = del(</text:span><text:span text:style-name="T14">tree</text:span><text:span text:style-name="T16">-&gt;left);</text:span></text:p>
            <text:p text:style-name="Standard"><text:span text:style-name="T16"><text:tab/></text:span><text:span text:style-name="T14">tree</text:span><text:span text:style-name="T16">-&gt;right = del(</text:span><text:span text:style-name="T14">tree</text:span><text:span text:style-name="T16">-&gt;right);</text:span></text:p>
            <text:p text:style-name="Standard"><text:span text:style-name="T16"><text:tab/></text:span><text:span text:style-name="T24">delete</text:span><text:span text:style-name="T16"> </text:span><text:span text:style-name="T14">tree</text:span><text:span text:style-name="T16">;</text:span></text:p>
            <text:p text:style-name="Standard"><text:span text:style-name="T16"><text:tab/></text:span><text:span text:style-name="T24">return</text:span><text:span text:style-name="T16"> </text:span><text:span text:style-name="T24">nullptr</text:span><text:span text:style-name="T16">;</text:span></text:p>
            <text:p text:style-name="P5">}</text:p>
            <text:p text:style-name="P5"/>
            <text:p text:style-name="P5"/>
            <text:p text:style-name="P8"><text:span text:style-name="T15">#endif</text:span><text:span text:style-name="T34"> </text:span><text:span text:style-name="T28">// !BINTREE_H</text:span></text:p>
          </table:table-cell>
        </table:table-row>
      </table:table>
      <text:p text:style-name="P16"/>
      <text:p text:style-name="P3"><text:span text:style-name="T13">Figure</text:span>.cpp <text:span text:style-name="T35">(</text:span><text:span text:style-name="T9">переработка</text:span><text:span text:style-name="T35">)</text:span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1">...</text:p>
            <text:p text:style-name="P7"><text:span text:style-name="T34">std::</text:span><text:span text:style-name="T26">ostream</text:span><text:span text:style-name="T34">&amp; </text:span><text:span text:style-name="T30">operator&lt;&lt;</text:span><text:span text:style-name="T34">(std::</text:span><text:span text:style-name="T26">ostream</text:span><text:span text:style-name="T34"> &amp;</text:span><text:span text:style-name="T15">os</text:span><text:span text:style-name="T34">, </text:span><text:span text:style-name="T26">Figure</text:span><text:span text:style-name="T34"> &amp;</text:span><text:span text:style-name="T15">f</text:span><text:span text:style-name="T34">) {</text:span></text:p>
            <text:p text:style-name="Standard"><text:span text:style-name="T16"><text:tab/></text:span><text:span text:style-name="T24">dynamic_cast</text:span><text:span text:style-name="T16">&lt;</text:span><text:span text:style-name="T25">Figure</text:span><text:span text:style-name="T16">*&gt;(&amp;</text:span><text:span text:style-name="T14">f</text:span><text:span text:style-name="T16">)-&gt;print(</text:span><text:span text:style-name="T14">os</text:span><text:span text:style-name="T16">);</text:span></text:p>
            <text:p text:style-name="Standard"><text:span text:style-name="T16"><text:tab/></text:span><text:span text:style-name="T24">return</text:span><text:span text:style-name="T16"> </text:span><text:span text:style-name="T14">os</text:span><text:span text:style-name="T16">;</text:span></text:p>
            <text:p text:style-name="P7">}</text:p>
            <text:p text:style-name="P11">...</text:p>
          </table:table-cell>
        </table:table-row>
      </table:table>
      <text:p text:style-name="P13"/>
      <text:p text:style-name="P16"/>
      <text:p text:style-name="P2">main.cpp <text:span text:style-name="T35">(</text:span><text:span text:style-name="T8">переработано</text:span><text:span text:style-name="T35">)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6"><text:span text:style-name="T15">#include</text:span><text:span text:style-name="T34"> </text:span><text:span text:style-name="T23">&lt;iostream&gt;</text:span></text:p>
            <text:p text:style-name="Standard"><text:soft-page-break/><text:span text:style-name="T14">#include</text:span><text:span text:style-name="T16"> </text:span><text:span text:style-name="T22">&lt;memory&gt;</text:span></text:p>
            <text:p text:style-name="P5"/>
            <text:p text:style-name="Standard"><text:span text:style-name="T14">#include</text:span><text:span text:style-name="T16"> </text:span><text:span text:style-name="T22">"BinaryTree.h"</text:span></text:p>
            <text:p text:style-name="Standard"><text:span text:style-name="T14">#include</text:span><text:span text:style-name="T16"> </text:span><text:span text:style-name="T22">"Figure.h"</text:span></text:p>
            <text:p text:style-name="Standard"><text:span text:style-name="T14">#include</text:span><text:span text:style-name="T16"> </text:span><text:span text:style-name="T22">"Rhomb.h"</text:span></text:p>
            <text:p text:style-name="Standard"><text:span text:style-name="T14">#include</text:span><text:span text:style-name="T16"> </text:span><text:span text:style-name="T22">"Pentagon.h"</text:span></text:p>
            <text:p text:style-name="Standard"><text:span text:style-name="T14">#include</text:span><text:span text:style-name="T16"> </text:span><text:span text:style-name="T22">"Hexagon.h"</text:span></text:p>
            <text:p text:style-name="P5"/>
            <text:p text:style-name="Standard"><text:span text:style-name="T24">using</text:span><text:span text:style-name="T16"> </text:span><text:span text:style-name="T24">namespace</text:span><text:span text:style-name="T16"> std;</text:span></text:p>
            <text:p text:style-name="P5"/>
            <text:p text:style-name="Standard"><text:span text:style-name="T25">shared_ptr</text:span><text:span text:style-name="T16">&lt;</text:span><text:span text:style-name="T25">Figure</text:span><text:span text:style-name="T16">&gt; CreateFigure(</text:span><text:span text:style-name="T24">char</text:span><text:span text:style-name="T16"> </text:span><text:span text:style-name="T14">type</text:span><text:span text:style-name="T16">);</text:span></text:p>
            <text:p text:style-name="P5"/>
            <text:p text:style-name="Standard"><text:span text:style-name="T24">int</text:span><text:span text:style-name="T16"> main()</text:span></text:p>
            <text:p text:style-name="P5">{</text:p>
            <text:p text:style-name="Standard"><text:span text:style-name="T16"><text:tab/></text:span><text:span text:style-name="T25">BinaryTree</text:span><text:span text:style-name="T16">&lt;</text:span><text:span text:style-name="T25">Figure</text:span><text:span text:style-name="T16">&gt; tree;</text:span></text:p>
            <text:p text:style-name="P5"/>
            <text:p text:style-name="Standard"><text:span text:style-name="T16"><text:tab/></text:span><text:span text:style-name="T24">char</text:span><text:span text:style-name="T16"> command = 0;</text:span></text:p>
            <text:p text:style-name="Standard"><text:span text:style-name="T16"><text:tab/></text:span><text:span text:style-name="T24">char</text:span><text:span text:style-name="T16"> fig_type = 0;</text:span></text:p>
            <text:p text:style-name="P5"/>
            <text:p text:style-name="P5"/>
            <text:p text:style-name="Standard"><text:span text:style-name="T16"><text:tab/></text:span><text:span text:style-name="T24">while</text:span><text:span text:style-name="T16"> (1) {</text:span></text:p>
            <text:p text:style-name="Standard"><text:span text:style-name="T16"><text:tab/><text:tab/>cout </text:span><text:span text:style-name="T29">&lt;&lt;</text:span><text:span text:style-name="T16"> </text:span><text:span text:style-name="T22">"Enter a command &lt;a/f/r/p/h&gt;"</text:span><text:span text:style-name="T16"> </text:span><text:span text:style-name="T29">&lt;&lt;</text:span><text:span text:style-name="T16"> endl;</text:span></text:p>
            <text:p text:style-name="Standard"><text:span text:style-name="T16"><text:tab/><text:tab/>cin </text:span><text:span text:style-name="T29">&gt;&gt;</text:span><text:span text:style-name="T16"> command;</text:span></text:p>
            <text:p text:style-name="Standard"><text:span text:style-name="T16"><text:tab/><text:tab/></text:span><text:span text:style-name="T24">if</text:span><text:span text:style-name="T16"> (cin.eof())</text:span></text:p>
            <text:p text:style-name="Standard"><text:span text:style-name="T16"><text:tab/><text:tab/><text:tab/></text:span><text:span text:style-name="T24">break</text:span><text:span text:style-name="T16">;</text:span></text:p>
            <text:p text:style-name="Standard"><text:span text:style-name="T16"><text:tab/><text:tab/></text:span><text:span text:style-name="T24">if</text:span><text:span text:style-name="T16"> (command == </text:span><text:span text:style-name="T22">'a'</text:span><text:span text:style-name="T16">) {</text:span></text:p>
            <text:p text:style-name="Standard"><text:span text:style-name="T16"><text:tab/><text:tab/><text:tab/>cout </text:span><text:span text:style-name="T29">&lt;&lt;</text:span><text:span text:style-name="T16"> </text:span><text:span text:style-name="T22">"Enter a figure &lt;r/p/h&gt; d1 (d2) to insert"</text:span><text:span text:style-name="T16"> </text:span><text:span text:style-name="T29">&lt;&lt;</text:span><text:span text:style-name="T16"> endl;</text:span></text:p>
            <text:p text:style-name="Standard"><text:span text:style-name="T16"><text:tab/><text:tab/><text:tab/>cin </text:span><text:span text:style-name="T29">&gt;&gt;</text:span><text:span text:style-name="T16"> fig_type;</text:span></text:p>
            <text:p text:style-name="Standard"><text:span text:style-name="T16"><text:tab/><text:tab/><text:tab/></text:span><text:span text:style-name="T24">if</text:span><text:span text:style-name="T16"> (fig_type != </text:span><text:span text:style-name="T22">'h'</text:span><text:span text:style-name="T16"> || fig_type != </text:span><text:span text:style-name="T22">'p'</text:span><text:span text:style-name="T16"> || fig_type != </text:span><text:span text:style-name="T22">'r'</text:span><text:span text:style-name="T16">)</text:span></text:p>
            <text:p text:style-name="Standard"><text:span text:style-name="T16"><text:tab/><text:tab/><text:tab/><text:tab/></text:span><text:span text:style-name="T24">continue</text:span><text:span text:style-name="T16">;</text:span></text:p>
            <text:p text:style-name="P5"><text:tab/><text:tab/><text:tab/>tree.Insert(CreateFigure(fig_type));</text:p>
            <text:p text:style-name="P5"><text:tab/><text:tab/>}</text:p>
            <text:p text:style-name="Standard"><text:span text:style-name="T16"><text:tab/><text:tab/></text:span><text:span text:style-name="T24">else</text:span><text:span text:style-name="T16"> </text:span><text:span text:style-name="T24">if</text:span><text:span text:style-name="T16"> (command == </text:span><text:span text:style-name="T22">'f'</text:span><text:span text:style-name="T16">) {</text:span></text:p>
            <text:p text:style-name="Standard"><text:span text:style-name="T16"><text:tab/><text:tab/><text:tab/>cout </text:span><text:span text:style-name="T29">&lt;&lt;</text:span><text:span text:style-name="T16"> </text:span><text:span text:style-name="T22">"Enter a figure &lt;r/p/h&gt; d1 (d2) to find"</text:span><text:span text:style-name="T16"> </text:span><text:span text:style-name="T29">&lt;&lt;</text:span><text:span text:style-name="T16"> endl;</text:span></text:p>
            <text:p text:style-name="Standard"><text:span text:style-name="T16"><text:tab/><text:tab/><text:tab/>cin </text:span><text:span text:style-name="T29">&gt;&gt;</text:span><text:span text:style-name="T16"> fig_type;</text:span></text:p>
            <text:p text:style-name="Standard"><text:span text:style-name="T16"><text:tab/><text:tab/><text:tab/></text:span><text:span text:style-name="T24">if</text:span><text:span text:style-name="T16"> (fig_type != </text:span><text:span text:style-name="T22">'h'</text:span><text:span text:style-name="T16"> || fig_type != </text:span><text:span text:style-name="T22">'p'</text:span><text:span text:style-name="T16"> || fig_type != </text:span><text:span text:style-name="T22">'r'</text:span><text:span text:style-name="T16">)</text:span></text:p>
            <text:p text:style-name="Standard"><text:span text:style-name="T16"><text:tab/><text:tab/><text:tab/><text:tab/></text:span><text:span text:style-name="T24">continue</text:span><text:span text:style-name="T16">;</text:span></text:p>
            <text:p text:style-name="Standard"><text:span text:style-name="T16"><text:tab/><text:tab/><text:tab/></text:span><text:span text:style-name="T25">shared_ptr</text:span><text:span text:style-name="T16">&lt;</text:span><text:span text:style-name="T25">Figure</text:span><text:span text:style-name="T16">&gt; temp = tree.Find(CreateFigure(fig_type));</text:span></text:p>
            <text:p text:style-name="Standard"><text:span text:style-name="T16"><text:tab/><text:tab/><text:tab/>cout </text:span><text:span text:style-name="T29">&lt;&lt;</text:span><text:span text:style-name="T16"> </text:span><text:span text:style-name="T22">"Found: "</text:span><text:span text:style-name="T16"> </text:span><text:span text:style-name="T29">&lt;&lt;</text:span><text:span text:style-name="T16"> </text:span><text:span text:style-name="T29">*</text:span><text:span text:style-name="T16">temp </text:span><text:span text:style-name="T29">&lt;&lt;</text:span><text:span text:style-name="T16"> endl;</text:span></text:p>
            <text:p text:style-name="P5"><text:tab/><text:tab/>}</text:p>
            <text:p text:style-name="Standard"><text:span text:style-name="T16"><text:tab/><text:tab/></text:span><text:span text:style-name="T24">else</text:span><text:span text:style-name="T16"> </text:span><text:span text:style-name="T24">if</text:span><text:span text:style-name="T16"> (command == </text:span><text:span text:style-name="T22">'p'</text:span><text:span text:style-name="T16">) {</text:span></text:p>
            <text:p text:style-name="Standard"><text:span text:style-name="T16"><text:tab/><text:tab/><text:tab/>cout </text:span><text:span text:style-name="T29">&lt;&lt;</text:span><text:span text:style-name="T16"> </text:span><text:span text:style-name="T22">"Current state of the tree: "</text:span><text:span text:style-name="T16"> </text:span><text:span text:style-name="T29">&lt;&lt;</text:span><text:span text:style-name="T16"> endl;</text:span></text:p>
            <text:p text:style-name="P5"><text:tab/><text:tab/><text:tab/>tree.Print();</text:p>
            <text:p text:style-name="P5"><text:tab/><text:tab/>}</text:p>
            <text:p text:style-name="Standard"><text:span text:style-name="T16"><text:tab/><text:tab/></text:span><text:span text:style-name="T24">else</text:span><text:span text:style-name="T16"> </text:span><text:span text:style-name="T24">if</text:span><text:span text:style-name="T16"> (command == </text:span><text:span text:style-name="T22">'r'</text:span><text:span text:style-name="T16">) {</text:span></text:p>
            <text:p text:style-name="Standard"><text:span text:style-name="T16"><text:tab/><text:tab/><text:tab/>cout </text:span><text:span text:style-name="T29">&lt;&lt;</text:span><text:span text:style-name="T16"> </text:span><text:span text:style-name="T22">"Enter a figure &lt;r/p/h&gt; d1 (d2) to remove"</text:span><text:span text:style-name="T16"> </text:span><text:span text:style-name="T29">&lt;&lt;</text:span><text:span text:style-name="T16"> endl;</text:span></text:p>
            <text:p text:style-name="Standard"><text:span text:style-name="T16"><text:tab/><text:tab/><text:tab/>cin </text:span><text:span text:style-name="T29">&gt;&gt;</text:span><text:span text:style-name="T16"> fig_type;</text:span></text:p>
            <text:p text:style-name="Standard"><text:span text:style-name="T16"><text:tab/><text:tab/><text:tab/></text:span><text:span text:style-name="T24">if</text:span><text:span text:style-name="T16"> (fig_type != </text:span><text:span text:style-name="T22">'h'</text:span><text:span text:style-name="T16"> || fig_type != </text:span><text:span text:style-name="T22">'p'</text:span><text:span text:style-name="T16"> || fig_type != </text:span><text:span text:style-name="T22">'r'</text:span><text:span text:style-name="T16">)</text:span></text:p>
            <text:p text:style-name="Standard"><text:span text:style-name="T16"><text:tab/><text:tab/><text:tab/><text:tab/></text:span><text:span text:style-name="T24">continue</text:span><text:span text:style-name="T16">;</text:span></text:p>
            <text:p text:style-name="P5"><text:tab/><text:tab/><text:tab/>tree.Erase(CreateFigure(fig_type));</text:p>
            <text:p text:style-name="P5"><text:tab/><text:tab/>}</text:p>
            <text:p text:style-name="Standard"><text:span text:style-name="T16"><text:tab/><text:tab/></text:span><text:span text:style-name="T24">else</text:span><text:span text:style-name="T16"> </text:span><text:span text:style-name="T24">if</text:span><text:span text:style-name="T16"> (command == </text:span><text:span text:style-name="T22">'h'</text:span><text:span text:style-name="T16">) {</text:span></text:p>
            <text:p text:style-name="Standard"><text:span text:style-name="T16"><text:tab/><text:tab/><text:tab/>cout </text:span><text:span text:style-name="T29">&lt;&lt;</text:span><text:span text:style-name="T16"> </text:span></text:p>
            <text:p text:style-name="P10">R"(commands:</text:p>
            <text:p text:style-name="P10"><text:tab/>a -- add,</text:p>
            <text:p text:style-name="P10"><text:tab/>f -- find</text:p>
            <text:p text:style-name="P10"><text:tab/>r -- remove,</text:p>
            <text:p text:style-name="P10"><text:tab/>p -- print,</text:p>
            <text:p text:style-name="P10"><text:tab/>h -- help.</text:p>
            <text:p text:style-name="P10">figures:</text:p>
            <text:p text:style-name="P10"><text:soft-page-break/><text:tab/>p l -- pentgon length of side,</text:p>
            <text:p text:style-name="P10"><text:tab/>h l -- hexagon length of side,</text:p>
            <text:p text:style-name="Standard"><text:span text:style-name="T22"><text:tab/>r d1 d2 -- rhomb by two diagonals d1, d2.)"</text:span><text:span text:style-name="T16"> </text:span><text:span text:style-name="T29">&lt;&lt;</text:span><text:span text:style-name="T16"> endl;</text:span></text:p>
            <text:p text:style-name="P5"><text:tab/><text:tab/>}</text:p>
            <text:p text:style-name="P5"><text:tab/>}</text:p>
            <text:p text:style-name="P5"/>
            <text:p text:style-name="Standard"><text:span text:style-name="T16"><text:s text:c="4"/></text:span><text:span text:style-name="T24">return</text:span><text:span text:style-name="T16"> 0;</text:span></text:p>
            <text:p text:style-name="P5">}</text:p>
            <text:p text:style-name="P5"/>
            <text:p text:style-name="Standard"><text:span text:style-name="T25">shared_ptr</text:span><text:span text:style-name="T16">&lt;</text:span><text:span text:style-name="T25">Figure</text:span><text:span text:style-name="T16">&gt; CreateFigure(</text:span><text:span text:style-name="T24">char</text:span><text:span text:style-name="T16"> </text:span><text:span text:style-name="T14">type</text:span><text:span text:style-name="T16">) {</text:span></text:p>
            <text:p text:style-name="Standard"><text:span text:style-name="T16"><text:tab/></text:span><text:span text:style-name="T25">Figure</text:span><text:span text:style-name="T16"> *fig = </text:span><text:span text:style-name="T24">nullptr</text:span><text:span text:style-name="T16">;</text:span></text:p>
            <text:p text:style-name="Standard"><text:span text:style-name="T16"><text:tab/></text:span><text:span text:style-name="T24">if</text:span><text:span text:style-name="T16"> (</text:span><text:span text:style-name="T14">type</text:span><text:span text:style-name="T16"> == </text:span><text:span text:style-name="T22">'r'</text:span><text:span text:style-name="T16">)</text:span></text:p>
            <text:p text:style-name="Standard"><text:span text:style-name="T16"><text:tab/><text:tab/>fig = </text:span><text:span text:style-name="T24">new</text:span><text:span text:style-name="T16"> </text:span><text:span text:style-name="T25">Rhomb</text:span><text:span text:style-name="T16">(cin);</text:span></text:p>
            <text:p text:style-name="Standard"><text:span text:style-name="T16"><text:tab/></text:span><text:span text:style-name="T24">else</text:span><text:span text:style-name="T16"> </text:span><text:span text:style-name="T24">if</text:span><text:span text:style-name="T16"> (</text:span><text:span text:style-name="T14">type</text:span><text:span text:style-name="T16"> == </text:span><text:span text:style-name="T22">'p'</text:span><text:span text:style-name="T16">)</text:span></text:p>
            <text:p text:style-name="Standard"><text:span text:style-name="T16"><text:tab/><text:tab/>fig = </text:span><text:span text:style-name="T24">new</text:span><text:span text:style-name="T16"> </text:span><text:span text:style-name="T25">Pentagon</text:span><text:span text:style-name="T16">(cin);</text:span></text:p>
            <text:p text:style-name="Standard"><text:span text:style-name="T16"><text:tab/></text:span><text:span text:style-name="T24">else</text:span><text:span text:style-name="T16"> </text:span><text:span text:style-name="T24">if</text:span><text:span text:style-name="T16"> (</text:span><text:span text:style-name="T14">type</text:span><text:span text:style-name="T16"> == </text:span><text:span text:style-name="T22">'h'</text:span><text:span text:style-name="T16">)</text:span></text:p>
            <text:p text:style-name="Standard"><text:span text:style-name="T16"><text:tab/><text:tab/>fig = </text:span><text:span text:style-name="T24">new</text:span><text:span text:style-name="T16"> </text:span><text:span text:style-name="T25">Hexagon</text:span><text:span text:style-name="T16">(cin);</text:span></text:p>
            <text:p text:style-name="Standard"><text:span text:style-name="T16"><text:tab/></text:span><text:span text:style-name="T24">return</text:span><text:span text:style-name="T16"> </text:span><text:span text:style-name="T25">shared_ptr</text:span><text:span text:style-name="T16">&lt;</text:span><text:span text:style-name="T25">Figure</text:span><text:span text:style-name="T16">&gt;(fig);</text:span></text:p>
            <text:p text:style-name="P6">}</text:p>
          </table:table-cell>
        </table:table-row>
      </table:table>
      <text:p text:style-name="P12"/>
      <text:h text:style-name="P48" text:outline-level="2">Выводы</text:h>
      <text:p text:style-name="P4"><text:span text:style-name="T31">В ходе выполнения данной лабораторной работы </text:span><text:span text:style-name="T6">мною были </text:span><text:span text:style-name="T9">получены знания и навыки в написании шаблонов классов и функций. Шаблоны очень удобны т. к. они позволяют не переписывать вручную структуру данных или функцию для работы с разными типами данных. Это достигается благодаря тому, что шаблон по сути это инструкция для компилятора, как генерировать код класса/функции и т. п. <text:s/>на основе некоторых данных (тип значения, некие константы и т. д.). Это экономит кучу времен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1.2$Windows_X86_64 LibreOffice_project/5d19a1bfa650b796764388cd8b33a5af1f5baa1b</meta:generator>
    <dc:date>2018-12-26T18:44:34.238000000</dc:date>
    <meta:editing-duration>PT1H20M38S</meta:editing-duration>
    <meta:editing-cycles>33</meta:editing-cycles>
    <meta:document-statistic meta:table-count="4" meta:image-count="0" meta:object-count="0" meta:page-count="7" meta:paragraph-count="276" meta:word-count="1060" meta:character-count="8032" meta:non-whitespace-character-count="6953"/>
  </office:meta>
</office:document-meta>
</file>